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1.147cm"/>
    </style:style>
    <style:style style:name="ro4" style:family="table-row">
      <style:table-row-properties style:row-height="0.464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071cm" style:rotation-align="none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asian="bold" style:font-weight-complex="bold" fo:font-weight="bold"/>
    </style:style>
    <style:style style:name="T6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26" table:default-cell-style-name="ce7"/>
        <table:table-column table:style-name="co5" table:number-columns-repeated="767" table:default-cell-style-name="Default"/>
        <table:table-row table:style-name="ro2">
          <table:table-cell table:style-name="ce2" table:number-columns-repeated="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12"/>
          <table:table-cell table:style-name="ce2" table:number-columns-repeated="17"/>
          <table:table-cell table:style-name="ce13" table:number-columns-repeated="992"/>
        </table:table-row>
        <table:table-row table:style-name="ro3">
          <table:table-cell table:style-name="ce2" table:number-columns-repeated="2"/>
          <table:table-cell table:style-name="ce9" office:value-type="string" calcext:value-type="string">
            <text:p>In der letzten Spalte stehen anschließend die Punkte für das jeweilige Kind</text:p>
          </table:table-cell>
          <table:table-cell table:style-name="ce2" table:number-columns-repeated="29"/>
          <table:table-cell table:style-name="ce13" table:number-columns-repeated="992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<text:span text:style-name="T6"><text:a xlink:href="https://mathe-jung-alt.de/mkv" xlink:type="simple">Gleich nach dem Ausfüllen und Speichern über die Minikänguru-Anwendung hochladen: https://mathe-jung-alt.de/mkv</text:a></text:span></text:p>
          </table:table-cell>
          <table:table-cell table:style-name="ce2" table:number-columns-repeated="29"/>
          <table:table-cell table:style-name="ce13" table:number-columns-repeated="992"/>
        </table:table-row>
        <table:table-row table:style-name="ro2">
          <table:table-cell table:style-name="ce2" table:number-columns-repeated="32"/>
          <table:table-cell table:style-name="ce13" table:number-columns-repeated="992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A-3</text:p>
          </table:table-cell>
          <table:table-cell table:style-name="ce3"/>
          <table:table-cell table:style-name="ce3" office:value-type="string" calcext:value-type="string">
            <text:p>A-4</text:p>
          </table:table-cell>
          <table:table-cell table:style-name="ce3"/>
          <table:table-cell table:style-name="ce3" office:value-type="string" calcext:value-type="string">
            <text:p>A-5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B-3</text:p>
          </table:table-cell>
          <table:table-cell table:style-name="ce3"/>
          <table:table-cell table:style-name="ce3" office:value-type="string" calcext:value-type="string">
            <text:p>B-4</text:p>
          </table:table-cell>
          <table:table-cell table:style-name="ce3"/>
          <table:table-cell table:style-name="ce3" office:value-type="string" calcext:value-type="string">
            <text:p>B-5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C-3</text:p>
          </table:table-cell>
          <table:table-cell table:style-name="ce3"/>
          <table:table-cell table:style-name="ce3" office:value-type="string" calcext:value-type="string">
            <text:p>C-5</text:p>
          </table:table-cell>
          <table:table-cell table:style-name="ce3"/>
          <table:table-cell table:style-name="ce3" office:value-type="string" calcext:value-type="string">
            <text:p>C-5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3" table:number-columns-repeated="992"/>
        </table:table-row>
        <table:table-row table:style-name="ro2">
          <table:table-cell table:style-name="ce4" office:value-type="string" calcext:value-type="string">
            <text:p>Hans Wurst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B6]=&quot;r&quot;;3;IF([.B6]=&quot;f&quot;;-0.75;0))" office:value-type="float" office:value="3" calcext:value-type="float">
            <text:p>3</text:p>
          </table:table-cell>
          <table:table-cell table:style-name="ce8"/>
          <table:table-cell table:style-name="ce6" table:formula="of:=IF([.D6]=&quot;r&quot;;3;IF([.D6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F6]=&quot;r&quot;;3;IF([.F6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H6]=&quot;r&quot;;3;IF([.H6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J6]=&quot;r&quot;;3;IF([.J6]=&quot;f&quot;;-0.75;0))" office:value-type="float" office:value="-0.75" calcext:value-type="float">
            <text:p>-0,75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L6]=&quot;r&quot;;4;IF([.L6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N6]=&quot;r&quot;;4;IF([.N6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P6]=&quot;r&quot;;4;IF([.P6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R6]=&quot;r&quot;;4;IF([.R6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T6]=&quot;r&quot;;4;IF([.T6]=&quot;f&quot;;-1;0))" office:value-type="float" office:value="-1" calcext:value-type="float">
            <text:p>-1</text:p>
          </table:table-cell>
          <table:table-cell table:style-name="ce12" office:value-type="string" calcext:value-type="string">
            <text:p>r</text:p>
          </table:table-cell>
          <table:table-cell table:style-name="ce6" table:formula="of:=IF([.V6]=&quot;r&quot;;5;IF([.V6]=&quot;f&quot;;-1.25;0))" office:value-type="float" office:value="5" calcext:value-type="float">
            <text:p>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X6]=&quot;r&quot;;5;IF([.X6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Z6]=&quot;r&quot;;5;IF([.Z6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B6]=&quot;r&quot;;5;IF([.AB6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6]=&quot;r&quot;;5;IF([.AD6]=&quot;f&quot;;-1.25;0))" office:value-type="float" office:value="-1.25" calcext:value-type="float">
            <text:p>-1,25</text:p>
          </table:table-cell>
          <table:table-cell table:style-name="ce6" table:formula="of:=15+SUM([.C6:.AE6])" office:value-type="float" office:value="15.75" calcext:value-type="float">
            <text:p>15,75</text:p>
          </table:table-cell>
          <table:table-cell table:style-name="ce14" table:number-columns-repeated="992"/>
        </table:table-row>
        <table:table-row table:style-name="ro2">
          <table:table-cell table:style-name="ce4" office:value-type="string" calcext:value-type="string">
            <text:p>Gabi Fischer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B7]=&quot;r&quot;;3;IF([.B7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D7]=&quot;r&quot;;3;IF([.D7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F7]=&quot;r&quot;;3;IF([.F7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H7]=&quot;r&quot;;3;IF([.H7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J7]=&quot;r&quot;;3;IF([.J7]=&quot;f&quot;;-0.75;0))" office:value-type="float" office:value="3" calcext:value-type="float">
            <text:p>3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L7]=&quot;r&quot;;4;IF([.L7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N7]=&quot;r&quot;;4;IF([.N7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P7]=&quot;r&quot;;4;IF([.P7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R7]=&quot;r&quot;;4;IF([.R7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T7]=&quot;r&quot;;4;IF([.T7]=&quot;f&quot;;-1;0))" office:value-type="float" office:value="4" calcext:value-type="float">
            <text:p>4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V7]=&quot;r&quot;;5;IF([.V7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X7]=&quot;r&quot;;5;IF([.X7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Z7]=&quot;r&quot;;5;IF([.Z7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AB7]=&quot;r&quot;;5;IF([.AB7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7]=&quot;r&quot;;5;IF([.AD7]=&quot;f&quot;;-1.25;0))" office:value-type="float" office:value="-1.25" calcext:value-type="float">
            <text:p>-1,25</text:p>
          </table:table-cell>
          <table:table-cell table:style-name="ce6" table:formula="of:=15+SUM([.C7:.AE7])" office:value-type="float" office:value="31.25" calcext:value-type="float">
            <text:p>31,2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Robert Karl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B8]=&quot;r&quot;;3;IF([.B8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D8]=&quot;r&quot;;3;IF([.D8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F8]=&quot;r&quot;;3;IF([.F8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H8]=&quot;r&quot;;3;IF([.H8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J8]=&quot;r&quot;;3;IF([.J8]=&quot;f&quot;;-0.75;0))" office:value-type="float" office:value="-0.75" calcext:value-type="float">
            <text:p>-0,75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L8]=&quot;r&quot;;4;IF([.L8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N8]=&quot;r&quot;;4;IF([.N8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P8]=&quot;r&quot;;4;IF([.P8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R8]=&quot;r&quot;;4;IF([.R8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T8]=&quot;r&quot;;4;IF([.T8]=&quot;f&quot;;-1;0))" office:value-type="float" office:value="4" calcext:value-type="float">
            <text:p>4</text:p>
          </table:table-cell>
          <table:table-cell table:style-name="ce12" office:value-type="string" calcext:value-type="string">
            <text:p>r</text:p>
          </table:table-cell>
          <table:table-cell table:style-name="ce6" table:formula="of:=IF([.V8]=&quot;r&quot;;5;IF([.V8]=&quot;f&quot;;-1.25;0))" office:value-type="float" office:value="5" calcext:value-type="float">
            <text:p>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X8]=&quot;r&quot;;5;IF([.X8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r</text:p>
          </table:table-cell>
          <table:table-cell table:style-name="ce6" table:formula="of:=IF([.Z8]=&quot;r&quot;;5;IF([.Z8]=&quot;f&quot;;-1.25;0))" office:value-type="float" office:value="5" calcext:value-type="float">
            <text:p>5</text:p>
          </table:table-cell>
          <table:table-cell table:style-name="ce12" office:value-type="string" calcext:value-type="string">
            <text:p>r</text:p>
          </table:table-cell>
          <table:table-cell table:style-name="ce6" table:formula="of:=IF([.AB8]=&quot;r&quot;;5;IF([.AB8]=&quot;f&quot;;-1.25;0))" office:value-type="float" office:value="5" calcext:value-type="float">
            <text:p>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8]=&quot;r&quot;;5;IF([.AD8]=&quot;f&quot;;-1.25;0))" office:value-type="float" office:value="-1.25" calcext:value-type="float">
            <text:p>-1,25</text:p>
          </table:table-cell>
          <table:table-cell table:style-name="ce6" table:formula="of:=15+SUM([.C8:.AE8])" office:value-type="float" office:value="45" calcext:value-type="float">
            <text:p>4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Rosi Grünwald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B9]=&quot;r&quot;;3;IF([.B9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D9]=&quot;r&quot;;3;IF([.D9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F9]=&quot;r&quot;;3;IF([.F9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H9]=&quot;r&quot;;3;IF([.H9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J9]=&quot;r&quot;;3;IF([.J9]=&quot;f&quot;;-0.75;0))" office:value-type="float" office:value="-0.75" calcext:value-type="float">
            <text:p>-0,75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L9]=&quot;r&quot;;4;IF([.L9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N9]=&quot;r&quot;;4;IF([.N9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P9]=&quot;r&quot;;4;IF([.P9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R9]=&quot;r&quot;;4;IF([.R9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T9]=&quot;r&quot;;4;IF([.T9]=&quot;f&quot;;-1;0))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V9]=&quot;r&quot;;5;IF([.V9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X9]=&quot;r&quot;;5;IF([.X9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Z9]=&quot;r&quot;;5;IF([.Z9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B9]=&quot;r&quot;;5;IF([.AB9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9]=&quot;r&quot;;5;IF([.AD9]=&quot;f&quot;;-1.25;0))" office:value-type="float" office:value="-1.25" calcext:value-type="float">
            <text:p>-1,25</text:p>
          </table:table-cell>
          <table:table-cell table:style-name="ce6" table:formula="of:=15+SUM([.C9:.AE9])" office:value-type="float" office:value="15.5" calcext:value-type="float">
            <text:p>15,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Jacob Tate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B10]=&quot;r&quot;;3;IF([.B10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D10]=&quot;r&quot;;3;IF([.D10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F10]=&quot;r&quot;;3;IF([.F10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H10]=&quot;r&quot;;3;IF([.H10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n</text:p>
          </table:table-cell>
          <table:table-cell table:style-name="ce6" table:formula="of:=IF([.J10]=&quot;r&quot;;3;IF([.J10]=&quot;f&quot;;-0.7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L10]=&quot;r&quot;;4;IF([.L10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N10]=&quot;r&quot;;4;IF([.N10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P10]=&quot;r&quot;;4;IF([.P10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R10]=&quot;r&quot;;4;IF([.R10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T10]=&quot;r&quot;;4;IF([.T10]=&quot;f&quot;;-1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V10]=&quot;r&quot;;5;IF([.V10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X10]=&quot;r&quot;;5;IF([.X10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Z10]=&quot;r&quot;;5;IF([.Z10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AB10]=&quot;r&quot;;5;IF([.AB10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AD10]=&quot;r&quot;;5;IF([.AD10]=&quot;f&quot;;-1.25;0))" office:value-type="float" office:value="0" calcext:value-type="float">
            <text:p>0</text:p>
          </table:table-cell>
          <table:table-cell table:style-name="ce6" table:formula="of:=15+SUM([.C10:.AE10])" office:value-type="float" office:value="23.25" calcext:value-type="float">
            <text:p>23,2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Justin Clark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B11]=&quot;r&quot;;3;IF([.B11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D11]=&quot;r&quot;;3;IF([.D11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F11]=&quot;r&quot;;3;IF([.F11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n</text:p>
          </table:table-cell>
          <table:table-cell table:style-name="ce6" table:formula="of:=IF([.H11]=&quot;r&quot;;3;IF([.H11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J11]=&quot;r&quot;;3;IF([.J11]=&quot;f&quot;;-0.75;0))" office:value-type="float" office:value="-0.75" calcext:value-type="float">
            <text:p>-0,75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L11]=&quot;r&quot;;4;IF([.L11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N11]=&quot;r&quot;;4;IF([.N11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P11]=&quot;r&quot;;4;IF([.P11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R11]=&quot;r&quot;;4;IF([.R11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T11]=&quot;r&quot;;4;IF([.T11]=&quot;f&quot;;-1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V11]=&quot;r&quot;;5;IF([.V11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X11]=&quot;r&quot;;5;IF([.X11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Z11]=&quot;r&quot;;5;IF([.Z11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B11]=&quot;r&quot;;5;IF([.AB11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11]=&quot;r&quot;;5;IF([.AD11]=&quot;f&quot;;-1.25;0))" office:value-type="float" office:value="-1.25" calcext:value-type="float">
            <text:p>-1,25</text:p>
          </table:table-cell>
          <table:table-cell table:style-name="ce6" table:formula="of:=15+SUM([.C11:.AE11])" office:value-type="float" office:value="12.75" calcext:value-type="float">
            <text:p>12,7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Tamara Juul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B12]=&quot;r&quot;;3;IF([.B12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D12]=&quot;r&quot;;3;IF([.D12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F12]=&quot;r&quot;;3;IF([.F12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H12]=&quot;r&quot;;3;IF([.H12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J12]=&quot;r&quot;;3;IF([.J12]=&quot;f&quot;;-0.75;0))" office:value-type="float" office:value="-0.75" calcext:value-type="float">
            <text:p>-0,75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L12]=&quot;r&quot;;4;IF([.L12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N12]=&quot;r&quot;;4;IF([.N12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P12]=&quot;r&quot;;4;IF([.P12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R12]=&quot;r&quot;;4;IF([.R12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T12]=&quot;r&quot;;4;IF([.T12]=&quot;f&quot;;-1;0))" office:value-type="float" office:value="-1" calcext:value-type="float">
            <text:p>-1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V12]=&quot;r&quot;;5;IF([.V12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X12]=&quot;r&quot;;5;IF([.X12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Z12]=&quot;r&quot;;5;IF([.Z12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B12]=&quot;r&quot;;5;IF([.AB12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12]=&quot;r&quot;;5;IF([.AD12]=&quot;f&quot;;-1.25;0))" office:value-type="float" office:value="-1.25" calcext:value-type="float">
            <text:p>-1,25</text:p>
          </table:table-cell>
          <table:table-cell table:style-name="ce6" table:formula="of:=15+SUM([.C12:.AE12])" office:value-type="float" office:value="17.5" calcext:value-type="float">
            <text:p>17,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Sarah Wagner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B13]=&quot;r&quot;;3;IF([.B13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D13]=&quot;r&quot;;3;IF([.D13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F13]=&quot;r&quot;;3;IF([.F13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n</text:p>
          </table:table-cell>
          <table:table-cell table:style-name="ce6" table:formula="of:=IF([.H13]=&quot;r&quot;;3;IF([.H13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J13]=&quot;r&quot;;3;IF([.J13]=&quot;f&quot;;-0.75;0))" office:value-type="float" office:value="-0.75" calcext:value-type="float">
            <text:p>-0,75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L13]=&quot;r&quot;;4;IF([.L13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N13]=&quot;r&quot;;4;IF([.N13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P13]=&quot;r&quot;;4;IF([.P13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R13]=&quot;r&quot;;4;IF([.R13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T13]=&quot;r&quot;;4;IF([.T13]=&quot;f&quot;;-1;0))" office:value-type="float" office:value="-1" calcext:value-type="float">
            <text:p>-1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V13]=&quot;r&quot;;5;IF([.V13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X13]=&quot;r&quot;;5;IF([.X13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Z13]=&quot;r&quot;;5;IF([.Z13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B13]=&quot;r&quot;;5;IF([.AB13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13]=&quot;r&quot;;5;IF([.AD13]=&quot;f&quot;;-1.25;0))" office:value-type="float" office:value="-1.25" calcext:value-type="float">
            <text:p>-1,25</text:p>
          </table:table-cell>
          <table:table-cell table:style-name="ce6" table:formula="of:=15+SUM([.C13:.AE13])" office:value-type="float" office:value="16.75" calcext:value-type="float">
            <text:p>16,7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Tim Mayer</text:p>
          </table:table-cell>
          <table:table-cell table:style-name="ce8" office:value-type="string" calcext:value-type="string">
            <text:p>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D14]=&quot;r&quot;;3;IF([.D14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F14]=&quot;r&quot;;3;IF([.F14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H14]=&quot;r&quot;;3;IF([.H14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J14]=&quot;r&quot;;3;IF([.J14]=&quot;f&quot;;-0.75;0))" office:value-type="float" office:value="-0.75" calcext:value-type="float">
            <text:p>-0,75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L14]=&quot;r&quot;;4;IF([.L14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N14]=&quot;r&quot;;4;IF([.N14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P14]=&quot;r&quot;;4;IF([.P14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R14]=&quot;r&quot;;4;IF([.R14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T14]=&quot;r&quot;;4;IF([.T14]=&quot;f&quot;;-1;0))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6" table:formula="of:=IF([.V14]=&quot;r&quot;;5;IF([.V14]=&quot;f&quot;;-1.25;0))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X14]=&quot;r&quot;;5;IF([.X14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Z14]=&quot;r&quot;;5;IF([.Z14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B14]=&quot;r&quot;;5;IF([.AB14]=&quot;f&quot;;-1.25;0))" office:value-type="float" office:value="-1.25" calcext:value-type="float">
            <text:p>-1,25</text:p>
          </table:table-cell>
          <table:table-cell table:style-name="ce12" office:value-type="string" calcext:value-type="string">
            <text:p>f</text:p>
          </table:table-cell>
          <table:table-cell table:style-name="ce6" table:formula="of:=IF([.AD14]=&quot;r&quot;;5;IF([.AD14]=&quot;f&quot;;-1.25;0))" office:value-type="float" office:value="-1.25" calcext:value-type="float">
            <text:p>-1,25</text:p>
          </table:table-cell>
          <table:table-cell table:style-name="ce6" table:formula="of:=15+SUM([.C14:.AE14])" office:value-type="float" office:value="14.75" calcext:value-type="float">
            <text:p>14,75</text:p>
          </table:table-cell>
          <table:table-cell table:number-columns-repeated="992"/>
        </table:table-row>
        <table:table-row table:style-name="ro2">
          <table:table-cell table:style-name="ce4"/>
          <table:table-cell table:style-name="ce8"/>
          <table:table-cell table:style-name="ce6" table:formula="of:=IF([.B15]=&quot;r&quot;;3;IF([.B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5]=&quot;r&quot;;3;IF([.D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5]=&quot;r&quot;;3;IF([.F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5]=&quot;r&quot;;3;IF([.H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5]=&quot;r&quot;;3;IF([.J1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5]=&quot;r&quot;;4;IF([.L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5]=&quot;r&quot;;4;IF([.N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5]=&quot;r&quot;;4;IF([.P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5]=&quot;r&quot;;4;IF([.R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5]=&quot;r&quot;;4;IF([.T1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5]=&quot;r&quot;;5;IF([.V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5]=&quot;r&quot;;5;IF([.X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5]=&quot;r&quot;;5;IF([.Z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5]=&quot;r&quot;;5;IF([.AB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5]=&quot;r&quot;;5;IF([.AD15]=&quot;f&quot;;-1.25;0))" office:value-type="float" office:value="0" calcext:value-type="float">
            <text:p>0</text:p>
          </table:table-cell>
          <table:table-cell table:style-name="ce6" table:formula="of:=15+SUM([.C15:.AE1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6]=&quot;r&quot;;3;IF([.B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6]=&quot;r&quot;;3;IF([.D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6]=&quot;r&quot;;3;IF([.F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6]=&quot;r&quot;;3;IF([.H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6]=&quot;r&quot;;3;IF([.J1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6]=&quot;r&quot;;4;IF([.L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6]=&quot;r&quot;;4;IF([.N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6]=&quot;r&quot;;4;IF([.P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6]=&quot;r&quot;;4;IF([.R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6]=&quot;r&quot;;4;IF([.T1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6]=&quot;r&quot;;5;IF([.V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6]=&quot;r&quot;;5;IF([.X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6]=&quot;r&quot;;5;IF([.Z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6]=&quot;r&quot;;5;IF([.AB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6]=&quot;r&quot;;5;IF([.AD16]=&quot;f&quot;;-1.25;0))" office:value-type="float" office:value="0" calcext:value-type="float">
            <text:p>0</text:p>
          </table:table-cell>
          <table:table-cell table:style-name="ce6" table:formula="of:=15+SUM([.C16:.AE1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7]=&quot;r&quot;;3;IF([.B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7]=&quot;r&quot;;3;IF([.D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7]=&quot;r&quot;;3;IF([.F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7]=&quot;r&quot;;3;IF([.H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7]=&quot;r&quot;;3;IF([.J1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7]=&quot;r&quot;;4;IF([.L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7]=&quot;r&quot;;4;IF([.N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7]=&quot;r&quot;;4;IF([.P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7]=&quot;r&quot;;4;IF([.R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7]=&quot;r&quot;;4;IF([.T1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7]=&quot;r&quot;;5;IF([.V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7]=&quot;r&quot;;5;IF([.X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7]=&quot;r&quot;;5;IF([.Z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7]=&quot;r&quot;;5;IF([.AB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7]=&quot;r&quot;;5;IF([.AD17]=&quot;f&quot;;-1.25;0))" office:value-type="float" office:value="0" calcext:value-type="float">
            <text:p>0</text:p>
          </table:table-cell>
          <table:table-cell table:style-name="ce6" table:formula="of:=15+SUM([.C17:.AE1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8]=&quot;r&quot;;3;IF([.B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8]=&quot;r&quot;;3;IF([.D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8]=&quot;r&quot;;3;IF([.F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8]=&quot;r&quot;;3;IF([.H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8]=&quot;r&quot;;3;IF([.J1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8]=&quot;r&quot;;4;IF([.L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8]=&quot;r&quot;;4;IF([.N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8]=&quot;r&quot;;4;IF([.P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8]=&quot;r&quot;;4;IF([.R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8]=&quot;r&quot;;4;IF([.T1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8]=&quot;r&quot;;5;IF([.V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8]=&quot;r&quot;;5;IF([.X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8]=&quot;r&quot;;5;IF([.Z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8]=&quot;r&quot;;5;IF([.AB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8]=&quot;r&quot;;5;IF([.AD18]=&quot;f&quot;;-1.25;0))" office:value-type="float" office:value="0" calcext:value-type="float">
            <text:p>0</text:p>
          </table:table-cell>
          <table:table-cell table:style-name="ce6" table:formula="of:=15+SUM([.C18:.AE1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9]=&quot;r&quot;;3;IF([.B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9]=&quot;r&quot;;3;IF([.D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9]=&quot;r&quot;;3;IF([.F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9]=&quot;r&quot;;3;IF([.H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9]=&quot;r&quot;;3;IF([.J1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9]=&quot;r&quot;;4;IF([.L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9]=&quot;r&quot;;4;IF([.N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9]=&quot;r&quot;;4;IF([.P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9]=&quot;r&quot;;4;IF([.R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9]=&quot;r&quot;;4;IF([.T1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9]=&quot;r&quot;;5;IF([.V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9]=&quot;r&quot;;5;IF([.X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9]=&quot;r&quot;;5;IF([.Z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9]=&quot;r&quot;;5;IF([.AB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9]=&quot;r&quot;;5;IF([.AD19]=&quot;f&quot;;-1.25;0))" office:value-type="float" office:value="0" calcext:value-type="float">
            <text:p>0</text:p>
          </table:table-cell>
          <table:table-cell table:style-name="ce6" table:formula="of:=15+SUM([.C19:.AE1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0]=&quot;r&quot;;3;IF([.B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0]=&quot;r&quot;;3;IF([.D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0]=&quot;r&quot;;3;IF([.F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0]=&quot;r&quot;;3;IF([.H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0]=&quot;r&quot;;3;IF([.J2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0]=&quot;r&quot;;4;IF([.L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0]=&quot;r&quot;;4;IF([.N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0]=&quot;r&quot;;4;IF([.P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0]=&quot;r&quot;;4;IF([.R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0]=&quot;r&quot;;4;IF([.T2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0]=&quot;r&quot;;5;IF([.V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0]=&quot;r&quot;;5;IF([.X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0]=&quot;r&quot;;5;IF([.Z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0]=&quot;r&quot;;5;IF([.AB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0]=&quot;r&quot;;5;IF([.AD20]=&quot;f&quot;;-1.25;0))" office:value-type="float" office:value="0" calcext:value-type="float">
            <text:p>0</text:p>
          </table:table-cell>
          <table:table-cell table:style-name="ce6" table:formula="of:=15+SUM([.C20:.AE2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1]=&quot;r&quot;;3;IF([.B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1]=&quot;r&quot;;3;IF([.D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1]=&quot;r&quot;;3;IF([.F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1]=&quot;r&quot;;3;IF([.H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1]=&quot;r&quot;;3;IF([.J2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1]=&quot;r&quot;;4;IF([.L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1]=&quot;r&quot;;4;IF([.N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1]=&quot;r&quot;;4;IF([.P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1]=&quot;r&quot;;4;IF([.R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1]=&quot;r&quot;;4;IF([.T2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1]=&quot;r&quot;;5;IF([.V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1]=&quot;r&quot;;5;IF([.X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1]=&quot;r&quot;;5;IF([.Z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1]=&quot;r&quot;;5;IF([.AB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1]=&quot;r&quot;;5;IF([.AD21]=&quot;f&quot;;-1.25;0))" office:value-type="float" office:value="0" calcext:value-type="float">
            <text:p>0</text:p>
          </table:table-cell>
          <table:table-cell table:style-name="ce6" table:formula="of:=15+SUM([.C21:.AE2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2]=&quot;r&quot;;3;IF([.B2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2]=&quot;r&quot;;3;IF([.D2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2]=&quot;r&quot;;3;IF([.F2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2]=&quot;r&quot;;3;IF([.H2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2]=&quot;r&quot;;3;IF([.J2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2]=&quot;r&quot;;4;IF([.L2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2]=&quot;r&quot;;4;IF([.N2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2]=&quot;r&quot;;4;IF([.P2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2]=&quot;r&quot;;4;IF([.R2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2]=&quot;r&quot;;4;IF([.T2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2]=&quot;r&quot;;5;IF([.V2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2]=&quot;r&quot;;5;IF([.X2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2]=&quot;r&quot;;5;IF([.Z2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2]=&quot;r&quot;;5;IF([.AB2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2]=&quot;r&quot;;5;IF([.AD22]=&quot;f&quot;;-1.25;0))" office:value-type="float" office:value="0" calcext:value-type="float">
            <text:p>0</text:p>
          </table:table-cell>
          <table:table-cell table:style-name="ce6" table:formula="of:=15+SUM([.C22:.AE2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3]=&quot;r&quot;;3;IF([.B2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3]=&quot;r&quot;;3;IF([.D2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3]=&quot;r&quot;;3;IF([.F2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3]=&quot;r&quot;;3;IF([.H2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3]=&quot;r&quot;;3;IF([.J2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3]=&quot;r&quot;;4;IF([.L2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3]=&quot;r&quot;;4;IF([.N2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3]=&quot;r&quot;;4;IF([.P2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3]=&quot;r&quot;;4;IF([.R2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3]=&quot;r&quot;;4;IF([.T2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3]=&quot;r&quot;;5;IF([.V2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3]=&quot;r&quot;;5;IF([.X2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3]=&quot;r&quot;;5;IF([.Z2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3]=&quot;r&quot;;5;IF([.AB2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3]=&quot;r&quot;;5;IF([.AD23]=&quot;f&quot;;-1.25;0))" office:value-type="float" office:value="0" calcext:value-type="float">
            <text:p>0</text:p>
          </table:table-cell>
          <table:table-cell table:style-name="ce6" table:formula="of:=15+SUM([.C23:.AE2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4]=&quot;r&quot;;3;IF([.B2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4]=&quot;r&quot;;3;IF([.D2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4]=&quot;r&quot;;3;IF([.F2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4]=&quot;r&quot;;3;IF([.H2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4]=&quot;r&quot;;3;IF([.J2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4]=&quot;r&quot;;4;IF([.L2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4]=&quot;r&quot;;4;IF([.N2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4]=&quot;r&quot;;4;IF([.P2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4]=&quot;r&quot;;4;IF([.R2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4]=&quot;r&quot;;4;IF([.T2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4]=&quot;r&quot;;5;IF([.V2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4]=&quot;r&quot;;5;IF([.X2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4]=&quot;r&quot;;5;IF([.Z2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4]=&quot;r&quot;;5;IF([.AB2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4]=&quot;r&quot;;5;IF([.AD24]=&quot;f&quot;;-1.25;0))" office:value-type="float" office:value="0" calcext:value-type="float">
            <text:p>0</text:p>
          </table:table-cell>
          <table:table-cell table:style-name="ce6" table:formula="of:=15+SUM([.C24:.AE2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5]=&quot;r&quot;;3;IF([.B2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5]=&quot;r&quot;;3;IF([.D2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5]=&quot;r&quot;;3;IF([.F2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5]=&quot;r&quot;;3;IF([.H2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5]=&quot;r&quot;;3;IF([.J2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5]=&quot;r&quot;;4;IF([.L2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5]=&quot;r&quot;;4;IF([.N2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5]=&quot;r&quot;;4;IF([.P2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5]=&quot;r&quot;;4;IF([.R2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5]=&quot;r&quot;;4;IF([.T2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5]=&quot;r&quot;;5;IF([.V2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5]=&quot;r&quot;;5;IF([.X2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5]=&quot;r&quot;;5;IF([.Z2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5]=&quot;r&quot;;5;IF([.AB2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5]=&quot;r&quot;;5;IF([.AD25]=&quot;f&quot;;-1.25;0))" office:value-type="float" office:value="0" calcext:value-type="float">
            <text:p>0</text:p>
          </table:table-cell>
          <table:table-cell table:style-name="ce6" table:formula="of:=15+SUM([.C25:.AE2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6]=&quot;r&quot;;3;IF([.B2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6]=&quot;r&quot;;3;IF([.D2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6]=&quot;r&quot;;3;IF([.F2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6]=&quot;r&quot;;3;IF([.H2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6]=&quot;r&quot;;3;IF([.J2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6]=&quot;r&quot;;4;IF([.L2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6]=&quot;r&quot;;4;IF([.N2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6]=&quot;r&quot;;4;IF([.P2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6]=&quot;r&quot;;4;IF([.R2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6]=&quot;r&quot;;4;IF([.T2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6]=&quot;r&quot;;5;IF([.V2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6]=&quot;r&quot;;5;IF([.X2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6]=&quot;r&quot;;5;IF([.Z2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6]=&quot;r&quot;;5;IF([.AB2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6]=&quot;r&quot;;5;IF([.AD26]=&quot;f&quot;;-1.25;0))" office:value-type="float" office:value="0" calcext:value-type="float">
            <text:p>0</text:p>
          </table:table-cell>
          <table:table-cell table:style-name="ce6" table:formula="of:=15+SUM([.C26:.AE2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7]=&quot;r&quot;;3;IF([.B2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7]=&quot;r&quot;;3;IF([.D2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7]=&quot;r&quot;;3;IF([.F2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7]=&quot;r&quot;;3;IF([.H2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7]=&quot;r&quot;;3;IF([.J2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7]=&quot;r&quot;;4;IF([.L2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7]=&quot;r&quot;;4;IF([.N2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7]=&quot;r&quot;;4;IF([.P2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7]=&quot;r&quot;;4;IF([.R2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7]=&quot;r&quot;;4;IF([.T2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7]=&quot;r&quot;;5;IF([.V2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7]=&quot;r&quot;;5;IF([.X2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7]=&quot;r&quot;;5;IF([.Z2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7]=&quot;r&quot;;5;IF([.AB2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7]=&quot;r&quot;;5;IF([.AD27]=&quot;f&quot;;-1.25;0))" office:value-type="float" office:value="0" calcext:value-type="float">
            <text:p>0</text:p>
          </table:table-cell>
          <table:table-cell table:style-name="ce6" table:formula="of:=15+SUM([.C27:.AE2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8]=&quot;r&quot;;3;IF([.B2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8]=&quot;r&quot;;3;IF([.D2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8]=&quot;r&quot;;3;IF([.F2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8]=&quot;r&quot;;3;IF([.H2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8]=&quot;r&quot;;3;IF([.J2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8]=&quot;r&quot;;4;IF([.L2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8]=&quot;r&quot;;4;IF([.N2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8]=&quot;r&quot;;4;IF([.P2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8]=&quot;r&quot;;4;IF([.R2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8]=&quot;r&quot;;4;IF([.T2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8]=&quot;r&quot;;5;IF([.V2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8]=&quot;r&quot;;5;IF([.X2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8]=&quot;r&quot;;5;IF([.Z2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8]=&quot;r&quot;;5;IF([.AB2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8]=&quot;r&quot;;5;IF([.AD28]=&quot;f&quot;;-1.25;0))" office:value-type="float" office:value="0" calcext:value-type="float">
            <text:p>0</text:p>
          </table:table-cell>
          <table:table-cell table:style-name="ce6" table:formula="of:=15+SUM([.C28:.AE2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29]=&quot;r&quot;;3;IF([.B2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9]=&quot;r&quot;;3;IF([.D2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9]=&quot;r&quot;;3;IF([.F2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9]=&quot;r&quot;;3;IF([.H2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29]=&quot;r&quot;;3;IF([.J2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29]=&quot;r&quot;;4;IF([.L2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29]=&quot;r&quot;;4;IF([.N2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29]=&quot;r&quot;;4;IF([.P2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9]=&quot;r&quot;;4;IF([.R2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29]=&quot;r&quot;;4;IF([.T2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29]=&quot;r&quot;;5;IF([.V2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29]=&quot;r&quot;;5;IF([.X2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29]=&quot;r&quot;;5;IF([.Z2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29]=&quot;r&quot;;5;IF([.AB2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29]=&quot;r&quot;;5;IF([.AD29]=&quot;f&quot;;-1.25;0))" office:value-type="float" office:value="0" calcext:value-type="float">
            <text:p>0</text:p>
          </table:table-cell>
          <table:table-cell table:style-name="ce6" table:formula="of:=15+SUM([.C29:.AE2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0]=&quot;r&quot;;3;IF([.B3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0]=&quot;r&quot;;3;IF([.D3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0]=&quot;r&quot;;3;IF([.F3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0]=&quot;r&quot;;3;IF([.H3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0]=&quot;r&quot;;3;IF([.J3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0]=&quot;r&quot;;4;IF([.L3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0]=&quot;r&quot;;4;IF([.N3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0]=&quot;r&quot;;4;IF([.P3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0]=&quot;r&quot;;4;IF([.R3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0]=&quot;r&quot;;4;IF([.T3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0]=&quot;r&quot;;5;IF([.V3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0]=&quot;r&quot;;5;IF([.X3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0]=&quot;r&quot;;5;IF([.Z3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0]=&quot;r&quot;;5;IF([.AB3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0]=&quot;r&quot;;5;IF([.AD30]=&quot;f&quot;;-1.25;0))" office:value-type="float" office:value="0" calcext:value-type="float">
            <text:p>0</text:p>
          </table:table-cell>
          <table:table-cell table:style-name="ce6" table:formula="of:=15+SUM([.C30:.AE3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1]=&quot;r&quot;;3;IF([.B3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1]=&quot;r&quot;;3;IF([.D3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1]=&quot;r&quot;;3;IF([.F3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1]=&quot;r&quot;;3;IF([.H3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1]=&quot;r&quot;;3;IF([.J3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1]=&quot;r&quot;;4;IF([.L3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1]=&quot;r&quot;;4;IF([.N3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1]=&quot;r&quot;;4;IF([.P3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1]=&quot;r&quot;;4;IF([.R3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1]=&quot;r&quot;;4;IF([.T3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1]=&quot;r&quot;;5;IF([.V3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1]=&quot;r&quot;;5;IF([.X3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1]=&quot;r&quot;;5;IF([.Z3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1]=&quot;r&quot;;5;IF([.AB3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1]=&quot;r&quot;;5;IF([.AD31]=&quot;f&quot;;-1.25;0))" office:value-type="float" office:value="0" calcext:value-type="float">
            <text:p>0</text:p>
          </table:table-cell>
          <table:table-cell table:style-name="ce6" table:formula="of:=15+SUM([.C31:.AE3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2]=&quot;r&quot;;3;IF([.B3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2]=&quot;r&quot;;3;IF([.D3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2]=&quot;r&quot;;3;IF([.F3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2]=&quot;r&quot;;3;IF([.H3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2]=&quot;r&quot;;3;IF([.J3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2]=&quot;r&quot;;4;IF([.L3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2]=&quot;r&quot;;4;IF([.N3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2]=&quot;r&quot;;4;IF([.P3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2]=&quot;r&quot;;4;IF([.R3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2]=&quot;r&quot;;4;IF([.T3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2]=&quot;r&quot;;5;IF([.V3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2]=&quot;r&quot;;5;IF([.X3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2]=&quot;r&quot;;5;IF([.Z3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2]=&quot;r&quot;;5;IF([.AB3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2]=&quot;r&quot;;5;IF([.AD32]=&quot;f&quot;;-1.25;0))" office:value-type="float" office:value="0" calcext:value-type="float">
            <text:p>0</text:p>
          </table:table-cell>
          <table:table-cell table:style-name="ce6" table:formula="of:=15+SUM([.C32:.AE3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3]=&quot;r&quot;;3;IF([.B3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3]=&quot;r&quot;;3;IF([.D3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3]=&quot;r&quot;;3;IF([.F3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3]=&quot;r&quot;;3;IF([.H3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3]=&quot;r&quot;;3;IF([.J3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3]=&quot;r&quot;;4;IF([.L3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3]=&quot;r&quot;;4;IF([.N3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3]=&quot;r&quot;;4;IF([.P3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3]=&quot;r&quot;;4;IF([.R3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3]=&quot;r&quot;;4;IF([.T3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3]=&quot;r&quot;;5;IF([.V3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3]=&quot;r&quot;;5;IF([.X3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3]=&quot;r&quot;;5;IF([.Z3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3]=&quot;r&quot;;5;IF([.AB3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3]=&quot;r&quot;;5;IF([.AD33]=&quot;f&quot;;-1.25;0))" office:value-type="float" office:value="0" calcext:value-type="float">
            <text:p>0</text:p>
          </table:table-cell>
          <table:table-cell table:style-name="ce6" table:formula="of:=15+SUM([.C33:.AE3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4]=&quot;r&quot;;3;IF([.B3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4]=&quot;r&quot;;3;IF([.D3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4]=&quot;r&quot;;3;IF([.F3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4]=&quot;r&quot;;3;IF([.H3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4]=&quot;r&quot;;3;IF([.J3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4]=&quot;r&quot;;4;IF([.L3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4]=&quot;r&quot;;4;IF([.N3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4]=&quot;r&quot;;4;IF([.P3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4]=&quot;r&quot;;4;IF([.R3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4]=&quot;r&quot;;4;IF([.T3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4]=&quot;r&quot;;5;IF([.V3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4]=&quot;r&quot;;5;IF([.X3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4]=&quot;r&quot;;5;IF([.Z3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4]=&quot;r&quot;;5;IF([.AB3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4]=&quot;r&quot;;5;IF([.AD34]=&quot;f&quot;;-1.25;0))" office:value-type="float" office:value="0" calcext:value-type="float">
            <text:p>0</text:p>
          </table:table-cell>
          <table:table-cell table:style-name="ce6" table:formula="of:=15+SUM([.C34:.AE3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5]=&quot;r&quot;;3;IF([.B3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5]=&quot;r&quot;;3;IF([.D3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5]=&quot;r&quot;;3;IF([.F3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5]=&quot;r&quot;;3;IF([.H3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5]=&quot;r&quot;;3;IF([.J3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5]=&quot;r&quot;;4;IF([.L3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5]=&quot;r&quot;;4;IF([.N3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5]=&quot;r&quot;;4;IF([.P3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5]=&quot;r&quot;;4;IF([.R3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5]=&quot;r&quot;;4;IF([.T3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5]=&quot;r&quot;;5;IF([.V3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5]=&quot;r&quot;;5;IF([.X3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5]=&quot;r&quot;;5;IF([.Z3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5]=&quot;r&quot;;5;IF([.AB3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5]=&quot;r&quot;;5;IF([.AD35]=&quot;f&quot;;-1.25;0))" office:value-type="float" office:value="0" calcext:value-type="float">
            <text:p>0</text:p>
          </table:table-cell>
          <table:table-cell table:style-name="ce6" table:formula="of:=15+SUM([.C35:.AE3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6]=&quot;r&quot;;3;IF([.B3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6]=&quot;r&quot;;3;IF([.D3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6]=&quot;r&quot;;3;IF([.F3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6]=&quot;r&quot;;3;IF([.H3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6]=&quot;r&quot;;3;IF([.J3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6]=&quot;r&quot;;4;IF([.L3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6]=&quot;r&quot;;4;IF([.N3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6]=&quot;r&quot;;4;IF([.P3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6]=&quot;r&quot;;4;IF([.R3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6]=&quot;r&quot;;4;IF([.T3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6]=&quot;r&quot;;5;IF([.V3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6]=&quot;r&quot;;5;IF([.X3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6]=&quot;r&quot;;5;IF([.Z3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6]=&quot;r&quot;;5;IF([.AB3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6]=&quot;r&quot;;5;IF([.AD36]=&quot;f&quot;;-1.25;0))" office:value-type="float" office:value="0" calcext:value-type="float">
            <text:p>0</text:p>
          </table:table-cell>
          <table:table-cell table:style-name="ce6" table:formula="of:=15+SUM([.C36:.AE3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7]=&quot;r&quot;;3;IF([.B3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7]=&quot;r&quot;;3;IF([.D3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7]=&quot;r&quot;;3;IF([.F3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7]=&quot;r&quot;;3;IF([.H3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7]=&quot;r&quot;;3;IF([.J3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7]=&quot;r&quot;;4;IF([.L3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7]=&quot;r&quot;;4;IF([.N3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7]=&quot;r&quot;;4;IF([.P3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7]=&quot;r&quot;;4;IF([.R3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7]=&quot;r&quot;;4;IF([.T3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7]=&quot;r&quot;;5;IF([.V3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7]=&quot;r&quot;;5;IF([.X3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7]=&quot;r&quot;;5;IF([.Z3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7]=&quot;r&quot;;5;IF([.AB3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7]=&quot;r&quot;;5;IF([.AD37]=&quot;f&quot;;-1.25;0))" office:value-type="float" office:value="0" calcext:value-type="float">
            <text:p>0</text:p>
          </table:table-cell>
          <table:table-cell table:style-name="ce6" table:formula="of:=15+SUM([.C37:.AE3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8]=&quot;r&quot;;3;IF([.B3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8]=&quot;r&quot;;3;IF([.D3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8]=&quot;r&quot;;3;IF([.F3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8]=&quot;r&quot;;3;IF([.H3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8]=&quot;r&quot;;3;IF([.J3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8]=&quot;r&quot;;4;IF([.L3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8]=&quot;r&quot;;4;IF([.N3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8]=&quot;r&quot;;4;IF([.P3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8]=&quot;r&quot;;4;IF([.R3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8]=&quot;r&quot;;4;IF([.T3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8]=&quot;r&quot;;5;IF([.V3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8]=&quot;r&quot;;5;IF([.X3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8]=&quot;r&quot;;5;IF([.Z3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8]=&quot;r&quot;;5;IF([.AB3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8]=&quot;r&quot;;5;IF([.AD38]=&quot;f&quot;;-1.25;0))" office:value-type="float" office:value="0" calcext:value-type="float">
            <text:p>0</text:p>
          </table:table-cell>
          <table:table-cell table:style-name="ce6" table:formula="of:=15+SUM([.C38:.AE3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39]=&quot;r&quot;;3;IF([.B3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9]=&quot;r&quot;;3;IF([.D3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9]=&quot;r&quot;;3;IF([.F3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9]=&quot;r&quot;;3;IF([.H3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39]=&quot;r&quot;;3;IF([.J3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39]=&quot;r&quot;;4;IF([.L3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39]=&quot;r&quot;;4;IF([.N3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39]=&quot;r&quot;;4;IF([.P3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9]=&quot;r&quot;;4;IF([.R3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39]=&quot;r&quot;;4;IF([.T3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39]=&quot;r&quot;;5;IF([.V3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39]=&quot;r&quot;;5;IF([.X3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39]=&quot;r&quot;;5;IF([.Z3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39]=&quot;r&quot;;5;IF([.AB3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39]=&quot;r&quot;;5;IF([.AD39]=&quot;f&quot;;-1.25;0))" office:value-type="float" office:value="0" calcext:value-type="float">
            <text:p>0</text:p>
          </table:table-cell>
          <table:table-cell table:style-name="ce6" table:formula="of:=15+SUM([.C39:.AE3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0]=&quot;r&quot;;3;IF([.B4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0]=&quot;r&quot;;3;IF([.D4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0]=&quot;r&quot;;3;IF([.F4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0]=&quot;r&quot;;3;IF([.H4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0]=&quot;r&quot;;3;IF([.J4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0]=&quot;r&quot;;4;IF([.L4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0]=&quot;r&quot;;4;IF([.N4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0]=&quot;r&quot;;4;IF([.P4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0]=&quot;r&quot;;4;IF([.R4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0]=&quot;r&quot;;4;IF([.T4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0]=&quot;r&quot;;5;IF([.V4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0]=&quot;r&quot;;5;IF([.X4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0]=&quot;r&quot;;5;IF([.Z4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0]=&quot;r&quot;;5;IF([.AB4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0]=&quot;r&quot;;5;IF([.AD40]=&quot;f&quot;;-1.25;0))" office:value-type="float" office:value="0" calcext:value-type="float">
            <text:p>0</text:p>
          </table:table-cell>
          <table:table-cell table:style-name="ce6" table:formula="of:=15+SUM([.C40:.AE4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1]=&quot;r&quot;;3;IF([.B4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1]=&quot;r&quot;;3;IF([.D4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1]=&quot;r&quot;;3;IF([.F4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1]=&quot;r&quot;;3;IF([.H4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1]=&quot;r&quot;;3;IF([.J4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1]=&quot;r&quot;;4;IF([.L4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1]=&quot;r&quot;;4;IF([.N4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1]=&quot;r&quot;;4;IF([.P4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1]=&quot;r&quot;;4;IF([.R4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1]=&quot;r&quot;;4;IF([.T4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1]=&quot;r&quot;;5;IF([.V4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1]=&quot;r&quot;;5;IF([.X4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1]=&quot;r&quot;;5;IF([.Z4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1]=&quot;r&quot;;5;IF([.AB4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1]=&quot;r&quot;;5;IF([.AD41]=&quot;f&quot;;-1.25;0))" office:value-type="float" office:value="0" calcext:value-type="float">
            <text:p>0</text:p>
          </table:table-cell>
          <table:table-cell table:style-name="ce6" table:formula="of:=15+SUM([.C41:.AE4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2]=&quot;r&quot;;3;IF([.B4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2]=&quot;r&quot;;3;IF([.D4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2]=&quot;r&quot;;3;IF([.F4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2]=&quot;r&quot;;3;IF([.H4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2]=&quot;r&quot;;3;IF([.J4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2]=&quot;r&quot;;4;IF([.L4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2]=&quot;r&quot;;4;IF([.N4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2]=&quot;r&quot;;4;IF([.P4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2]=&quot;r&quot;;4;IF([.R4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2]=&quot;r&quot;;4;IF([.T4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2]=&quot;r&quot;;5;IF([.V4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2]=&quot;r&quot;;5;IF([.X4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2]=&quot;r&quot;;5;IF([.Z4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2]=&quot;r&quot;;5;IF([.AB4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2]=&quot;r&quot;;5;IF([.AD42]=&quot;f&quot;;-1.25;0))" office:value-type="float" office:value="0" calcext:value-type="float">
            <text:p>0</text:p>
          </table:table-cell>
          <table:table-cell table:style-name="ce6" table:formula="of:=15+SUM([.C42:.AE4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3]=&quot;r&quot;;3;IF([.B4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3]=&quot;r&quot;;3;IF([.D4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3]=&quot;r&quot;;3;IF([.F4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3]=&quot;r&quot;;3;IF([.H4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3]=&quot;r&quot;;3;IF([.J4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3]=&quot;r&quot;;4;IF([.L4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3]=&quot;r&quot;;4;IF([.N4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3]=&quot;r&quot;;4;IF([.P4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3]=&quot;r&quot;;4;IF([.R4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3]=&quot;r&quot;;4;IF([.T4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3]=&quot;r&quot;;5;IF([.V4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3]=&quot;r&quot;;5;IF([.X4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3]=&quot;r&quot;;5;IF([.Z4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3]=&quot;r&quot;;5;IF([.AB4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3]=&quot;r&quot;;5;IF([.AD43]=&quot;f&quot;;-1.25;0))" office:value-type="float" office:value="0" calcext:value-type="float">
            <text:p>0</text:p>
          </table:table-cell>
          <table:table-cell table:style-name="ce6" table:formula="of:=15+SUM([.C43:.AE4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4]=&quot;r&quot;;3;IF([.B4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4]=&quot;r&quot;;3;IF([.D4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4]=&quot;r&quot;;3;IF([.F4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4]=&quot;r&quot;;3;IF([.H4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4]=&quot;r&quot;;3;IF([.J4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4]=&quot;r&quot;;4;IF([.L4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4]=&quot;r&quot;;4;IF([.N4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4]=&quot;r&quot;;4;IF([.P4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4]=&quot;r&quot;;4;IF([.R4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4]=&quot;r&quot;;4;IF([.T4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4]=&quot;r&quot;;5;IF([.V4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4]=&quot;r&quot;;5;IF([.X4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4]=&quot;r&quot;;5;IF([.Z4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4]=&quot;r&quot;;5;IF([.AB4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4]=&quot;r&quot;;5;IF([.AD44]=&quot;f&quot;;-1.25;0))" office:value-type="float" office:value="0" calcext:value-type="float">
            <text:p>0</text:p>
          </table:table-cell>
          <table:table-cell table:style-name="ce6" table:formula="of:=15+SUM([.C44:.AE4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5]=&quot;r&quot;;3;IF([.B4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5]=&quot;r&quot;;3;IF([.D4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5]=&quot;r&quot;;3;IF([.F4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5]=&quot;r&quot;;3;IF([.H4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5]=&quot;r&quot;;3;IF([.J4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5]=&quot;r&quot;;4;IF([.L4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5]=&quot;r&quot;;4;IF([.N4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5]=&quot;r&quot;;4;IF([.P4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5]=&quot;r&quot;;4;IF([.R4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5]=&quot;r&quot;;4;IF([.T4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5]=&quot;r&quot;;5;IF([.V4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5]=&quot;r&quot;;5;IF([.X4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5]=&quot;r&quot;;5;IF([.Z4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5]=&quot;r&quot;;5;IF([.AB4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5]=&quot;r&quot;;5;IF([.AD45]=&quot;f&quot;;-1.25;0))" office:value-type="float" office:value="0" calcext:value-type="float">
            <text:p>0</text:p>
          </table:table-cell>
          <table:table-cell table:style-name="ce6" table:formula="of:=15+SUM([.C45:.AE4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6]=&quot;r&quot;;3;IF([.B4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6]=&quot;r&quot;;3;IF([.D4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6]=&quot;r&quot;;3;IF([.F4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6]=&quot;r&quot;;3;IF([.H4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6]=&quot;r&quot;;3;IF([.J4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6]=&quot;r&quot;;4;IF([.L4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6]=&quot;r&quot;;4;IF([.N4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6]=&quot;r&quot;;4;IF([.P4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6]=&quot;r&quot;;4;IF([.R4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6]=&quot;r&quot;;4;IF([.T4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6]=&quot;r&quot;;5;IF([.V4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6]=&quot;r&quot;;5;IF([.X4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6]=&quot;r&quot;;5;IF([.Z4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6]=&quot;r&quot;;5;IF([.AB4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6]=&quot;r&quot;;5;IF([.AD46]=&quot;f&quot;;-1.25;0))" office:value-type="float" office:value="0" calcext:value-type="float">
            <text:p>0</text:p>
          </table:table-cell>
          <table:table-cell table:style-name="ce6" table:formula="of:=15+SUM([.C46:.AE4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7]=&quot;r&quot;;3;IF([.B4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7]=&quot;r&quot;;3;IF([.D4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7]=&quot;r&quot;;3;IF([.F4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7]=&quot;r&quot;;3;IF([.H4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7]=&quot;r&quot;;3;IF([.J4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7]=&quot;r&quot;;4;IF([.L4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7]=&quot;r&quot;;4;IF([.N4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7]=&quot;r&quot;;4;IF([.P4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7]=&quot;r&quot;;4;IF([.R4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7]=&quot;r&quot;;4;IF([.T4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7]=&quot;r&quot;;5;IF([.V4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7]=&quot;r&quot;;5;IF([.X4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7]=&quot;r&quot;;5;IF([.Z4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7]=&quot;r&quot;;5;IF([.AB4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7]=&quot;r&quot;;5;IF([.AD47]=&quot;f&quot;;-1.25;0))" office:value-type="float" office:value="0" calcext:value-type="float">
            <text:p>0</text:p>
          </table:table-cell>
          <table:table-cell table:style-name="ce6" table:formula="of:=15+SUM([.C47:.AE4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8]=&quot;r&quot;;3;IF([.B4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8]=&quot;r&quot;;3;IF([.D4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8]=&quot;r&quot;;3;IF([.F4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8]=&quot;r&quot;;3;IF([.H4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8]=&quot;r&quot;;3;IF([.J4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8]=&quot;r&quot;;4;IF([.L4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8]=&quot;r&quot;;4;IF([.N4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8]=&quot;r&quot;;4;IF([.P4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8]=&quot;r&quot;;4;IF([.R4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8]=&quot;r&quot;;4;IF([.T4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8]=&quot;r&quot;;5;IF([.V4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8]=&quot;r&quot;;5;IF([.X4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8]=&quot;r&quot;;5;IF([.Z4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8]=&quot;r&quot;;5;IF([.AB4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8]=&quot;r&quot;;5;IF([.AD48]=&quot;f&quot;;-1.25;0))" office:value-type="float" office:value="0" calcext:value-type="float">
            <text:p>0</text:p>
          </table:table-cell>
          <table:table-cell table:style-name="ce6" table:formula="of:=15+SUM([.C48:.AE4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49]=&quot;r&quot;;3;IF([.B4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9]=&quot;r&quot;;3;IF([.D4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9]=&quot;r&quot;;3;IF([.F4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9]=&quot;r&quot;;3;IF([.H4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49]=&quot;r&quot;;3;IF([.J4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49]=&quot;r&quot;;4;IF([.L4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49]=&quot;r&quot;;4;IF([.N4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49]=&quot;r&quot;;4;IF([.P4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9]=&quot;r&quot;;4;IF([.R4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49]=&quot;r&quot;;4;IF([.T4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49]=&quot;r&quot;;5;IF([.V4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49]=&quot;r&quot;;5;IF([.X4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49]=&quot;r&quot;;5;IF([.Z4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49]=&quot;r&quot;;5;IF([.AB4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49]=&quot;r&quot;;5;IF([.AD49]=&quot;f&quot;;-1.25;0))" office:value-type="float" office:value="0" calcext:value-type="float">
            <text:p>0</text:p>
          </table:table-cell>
          <table:table-cell table:style-name="ce6" table:formula="of:=15+SUM([.C49:.AE4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0]=&quot;r&quot;;3;IF([.B5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0]=&quot;r&quot;;3;IF([.D5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0]=&quot;r&quot;;3;IF([.F5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0]=&quot;r&quot;;3;IF([.H5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0]=&quot;r&quot;;3;IF([.J5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0]=&quot;r&quot;;4;IF([.L5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0]=&quot;r&quot;;4;IF([.N5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0]=&quot;r&quot;;4;IF([.P5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0]=&quot;r&quot;;4;IF([.R5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0]=&quot;r&quot;;4;IF([.T5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0]=&quot;r&quot;;5;IF([.V5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0]=&quot;r&quot;;5;IF([.X5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0]=&quot;r&quot;;5;IF([.Z5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0]=&quot;r&quot;;5;IF([.AB5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0]=&quot;r&quot;;5;IF([.AD50]=&quot;f&quot;;-1.25;0))" office:value-type="float" office:value="0" calcext:value-type="float">
            <text:p>0</text:p>
          </table:table-cell>
          <table:table-cell table:style-name="ce6" table:formula="of:=15+SUM([.C50:.AE5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1]=&quot;r&quot;;3;IF([.B5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1]=&quot;r&quot;;3;IF([.D5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1]=&quot;r&quot;;3;IF([.F5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1]=&quot;r&quot;;3;IF([.H5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1]=&quot;r&quot;;3;IF([.J5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1]=&quot;r&quot;;4;IF([.L5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1]=&quot;r&quot;;4;IF([.N5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1]=&quot;r&quot;;4;IF([.P5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1]=&quot;r&quot;;4;IF([.R5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1]=&quot;r&quot;;4;IF([.T5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1]=&quot;r&quot;;5;IF([.V5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1]=&quot;r&quot;;5;IF([.X5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1]=&quot;r&quot;;5;IF([.Z5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1]=&quot;r&quot;;5;IF([.AB5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1]=&quot;r&quot;;5;IF([.AD51]=&quot;f&quot;;-1.25;0))" office:value-type="float" office:value="0" calcext:value-type="float">
            <text:p>0</text:p>
          </table:table-cell>
          <table:table-cell table:style-name="ce6" table:formula="of:=15+SUM([.C51:.AE5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2]=&quot;r&quot;;3;IF([.B5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2]=&quot;r&quot;;3;IF([.D5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2]=&quot;r&quot;;3;IF([.F5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2]=&quot;r&quot;;3;IF([.H5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2]=&quot;r&quot;;3;IF([.J5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2]=&quot;r&quot;;4;IF([.L5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2]=&quot;r&quot;;4;IF([.N5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2]=&quot;r&quot;;4;IF([.P5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2]=&quot;r&quot;;4;IF([.R5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2]=&quot;r&quot;;4;IF([.T5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2]=&quot;r&quot;;5;IF([.V5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2]=&quot;r&quot;;5;IF([.X5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2]=&quot;r&quot;;5;IF([.Z5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2]=&quot;r&quot;;5;IF([.AB5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2]=&quot;r&quot;;5;IF([.AD52]=&quot;f&quot;;-1.25;0))" office:value-type="float" office:value="0" calcext:value-type="float">
            <text:p>0</text:p>
          </table:table-cell>
          <table:table-cell table:style-name="ce6" table:formula="of:=15+SUM([.C52:.AE5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3]=&quot;r&quot;;3;IF([.B5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3]=&quot;r&quot;;3;IF([.D5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3]=&quot;r&quot;;3;IF([.F5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3]=&quot;r&quot;;3;IF([.H5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3]=&quot;r&quot;;3;IF([.J5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3]=&quot;r&quot;;4;IF([.L5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3]=&quot;r&quot;;4;IF([.N5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3]=&quot;r&quot;;4;IF([.P5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3]=&quot;r&quot;;4;IF([.R5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3]=&quot;r&quot;;4;IF([.T5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3]=&quot;r&quot;;5;IF([.V5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3]=&quot;r&quot;;5;IF([.X5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3]=&quot;r&quot;;5;IF([.Z5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3]=&quot;r&quot;;5;IF([.AB5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3]=&quot;r&quot;;5;IF([.AD53]=&quot;f&quot;;-1.25;0))" office:value-type="float" office:value="0" calcext:value-type="float">
            <text:p>0</text:p>
          </table:table-cell>
          <table:table-cell table:style-name="ce6" table:formula="of:=15+SUM([.C53:.AE5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4]=&quot;r&quot;;3;IF([.B5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4]=&quot;r&quot;;3;IF([.D5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4]=&quot;r&quot;;3;IF([.F5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4]=&quot;r&quot;;3;IF([.H5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4]=&quot;r&quot;;3;IF([.J5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4]=&quot;r&quot;;4;IF([.L5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4]=&quot;r&quot;;4;IF([.N5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4]=&quot;r&quot;;4;IF([.P5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4]=&quot;r&quot;;4;IF([.R5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4]=&quot;r&quot;;4;IF([.T5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4]=&quot;r&quot;;5;IF([.V5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4]=&quot;r&quot;;5;IF([.X5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4]=&quot;r&quot;;5;IF([.Z5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4]=&quot;r&quot;;5;IF([.AB5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4]=&quot;r&quot;;5;IF([.AD54]=&quot;f&quot;;-1.25;0))" office:value-type="float" office:value="0" calcext:value-type="float">
            <text:p>0</text:p>
          </table:table-cell>
          <table:table-cell table:style-name="ce6" table:formula="of:=15+SUM([.C54:.AE5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5]=&quot;r&quot;;3;IF([.B5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5]=&quot;r&quot;;3;IF([.D5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5]=&quot;r&quot;;3;IF([.F5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5]=&quot;r&quot;;3;IF([.H5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5]=&quot;r&quot;;3;IF([.J5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5]=&quot;r&quot;;4;IF([.L5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5]=&quot;r&quot;;4;IF([.N5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5]=&quot;r&quot;;4;IF([.P5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5]=&quot;r&quot;;4;IF([.R5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5]=&quot;r&quot;;4;IF([.T5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5]=&quot;r&quot;;5;IF([.V5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5]=&quot;r&quot;;5;IF([.X5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5]=&quot;r&quot;;5;IF([.Z5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5]=&quot;r&quot;;5;IF([.AB5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5]=&quot;r&quot;;5;IF([.AD55]=&quot;f&quot;;-1.25;0))" office:value-type="float" office:value="0" calcext:value-type="float">
            <text:p>0</text:p>
          </table:table-cell>
          <table:table-cell table:style-name="ce6" table:formula="of:=15+SUM([.C55:.AE5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6]=&quot;r&quot;;3;IF([.B5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6]=&quot;r&quot;;3;IF([.D5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6]=&quot;r&quot;;3;IF([.F5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6]=&quot;r&quot;;3;IF([.H5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6]=&quot;r&quot;;3;IF([.J5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6]=&quot;r&quot;;4;IF([.L5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6]=&quot;r&quot;;4;IF([.N5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6]=&quot;r&quot;;4;IF([.P5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6]=&quot;r&quot;;4;IF([.R5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6]=&quot;r&quot;;4;IF([.T5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6]=&quot;r&quot;;5;IF([.V5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6]=&quot;r&quot;;5;IF([.X5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6]=&quot;r&quot;;5;IF([.Z5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6]=&quot;r&quot;;5;IF([.AB5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6]=&quot;r&quot;;5;IF([.AD56]=&quot;f&quot;;-1.25;0))" office:value-type="float" office:value="0" calcext:value-type="float">
            <text:p>0</text:p>
          </table:table-cell>
          <table:table-cell table:style-name="ce6" table:formula="of:=15+SUM([.C56:.AE5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7]=&quot;r&quot;;3;IF([.B5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7]=&quot;r&quot;;3;IF([.D5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7]=&quot;r&quot;;3;IF([.F5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7]=&quot;r&quot;;3;IF([.H5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7]=&quot;r&quot;;3;IF([.J5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7]=&quot;r&quot;;4;IF([.L5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7]=&quot;r&quot;;4;IF([.N5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7]=&quot;r&quot;;4;IF([.P5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7]=&quot;r&quot;;4;IF([.R5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7]=&quot;r&quot;;4;IF([.T5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7]=&quot;r&quot;;5;IF([.V5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7]=&quot;r&quot;;5;IF([.X5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7]=&quot;r&quot;;5;IF([.Z5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7]=&quot;r&quot;;5;IF([.AB5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7]=&quot;r&quot;;5;IF([.AD57]=&quot;f&quot;;-1.25;0))" office:value-type="float" office:value="0" calcext:value-type="float">
            <text:p>0</text:p>
          </table:table-cell>
          <table:table-cell table:style-name="ce6" table:formula="of:=15+SUM([.C57:.AE5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8]=&quot;r&quot;;3;IF([.B5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8]=&quot;r&quot;;3;IF([.D5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8]=&quot;r&quot;;3;IF([.F5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8]=&quot;r&quot;;3;IF([.H5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8]=&quot;r&quot;;3;IF([.J5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8]=&quot;r&quot;;4;IF([.L5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8]=&quot;r&quot;;4;IF([.N5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8]=&quot;r&quot;;4;IF([.P5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8]=&quot;r&quot;;4;IF([.R5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8]=&quot;r&quot;;4;IF([.T5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8]=&quot;r&quot;;5;IF([.V5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8]=&quot;r&quot;;5;IF([.X5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8]=&quot;r&quot;;5;IF([.Z5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8]=&quot;r&quot;;5;IF([.AB5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8]=&quot;r&quot;;5;IF([.AD58]=&quot;f&quot;;-1.25;0))" office:value-type="float" office:value="0" calcext:value-type="float">
            <text:p>0</text:p>
          </table:table-cell>
          <table:table-cell table:style-name="ce6" table:formula="of:=15+SUM([.C58:.AE5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59]=&quot;r&quot;;3;IF([.B5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9]=&quot;r&quot;;3;IF([.D5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9]=&quot;r&quot;;3;IF([.F5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9]=&quot;r&quot;;3;IF([.H5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59]=&quot;r&quot;;3;IF([.J5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59]=&quot;r&quot;;4;IF([.L5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59]=&quot;r&quot;;4;IF([.N5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59]=&quot;r&quot;;4;IF([.P5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9]=&quot;r&quot;;4;IF([.R5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59]=&quot;r&quot;;4;IF([.T5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59]=&quot;r&quot;;5;IF([.V5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59]=&quot;r&quot;;5;IF([.X5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59]=&quot;r&quot;;5;IF([.Z5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59]=&quot;r&quot;;5;IF([.AB5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59]=&quot;r&quot;;5;IF([.AD59]=&quot;f&quot;;-1.25;0))" office:value-type="float" office:value="0" calcext:value-type="float">
            <text:p>0</text:p>
          </table:table-cell>
          <table:table-cell table:style-name="ce6" table:formula="of:=15+SUM([.C59:.AE5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0]=&quot;r&quot;;3;IF([.B6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0]=&quot;r&quot;;3;IF([.D6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0]=&quot;r&quot;;3;IF([.F6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0]=&quot;r&quot;;3;IF([.H6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0]=&quot;r&quot;;3;IF([.J6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0]=&quot;r&quot;;4;IF([.L6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0]=&quot;r&quot;;4;IF([.N6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0]=&quot;r&quot;;4;IF([.P6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0]=&quot;r&quot;;4;IF([.R6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0]=&quot;r&quot;;4;IF([.T6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0]=&quot;r&quot;;5;IF([.V6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0]=&quot;r&quot;;5;IF([.X6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0]=&quot;r&quot;;5;IF([.Z6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0]=&quot;r&quot;;5;IF([.AB6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0]=&quot;r&quot;;5;IF([.AD60]=&quot;f&quot;;-1.25;0))" office:value-type="float" office:value="0" calcext:value-type="float">
            <text:p>0</text:p>
          </table:table-cell>
          <table:table-cell table:style-name="ce6" table:formula="of:=15+SUM([.C60:.AE6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1]=&quot;r&quot;;3;IF([.B6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1]=&quot;r&quot;;3;IF([.D6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1]=&quot;r&quot;;3;IF([.F6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1]=&quot;r&quot;;3;IF([.H6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1]=&quot;r&quot;;3;IF([.J6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1]=&quot;r&quot;;4;IF([.L6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1]=&quot;r&quot;;4;IF([.N6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1]=&quot;r&quot;;4;IF([.P6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1]=&quot;r&quot;;4;IF([.R6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1]=&quot;r&quot;;4;IF([.T6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1]=&quot;r&quot;;5;IF([.V6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1]=&quot;r&quot;;5;IF([.X6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1]=&quot;r&quot;;5;IF([.Z6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1]=&quot;r&quot;;5;IF([.AB6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1]=&quot;r&quot;;5;IF([.AD61]=&quot;f&quot;;-1.25;0))" office:value-type="float" office:value="0" calcext:value-type="float">
            <text:p>0</text:p>
          </table:table-cell>
          <table:table-cell table:style-name="ce6" table:formula="of:=15+SUM([.C61:.AE6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2]=&quot;r&quot;;3;IF([.B6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2]=&quot;r&quot;;3;IF([.D6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2]=&quot;r&quot;;3;IF([.F6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2]=&quot;r&quot;;3;IF([.H6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2]=&quot;r&quot;;3;IF([.J6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2]=&quot;r&quot;;4;IF([.L6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2]=&quot;r&quot;;4;IF([.N6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2]=&quot;r&quot;;4;IF([.P6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2]=&quot;r&quot;;4;IF([.R6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2]=&quot;r&quot;;4;IF([.T6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2]=&quot;r&quot;;5;IF([.V6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2]=&quot;r&quot;;5;IF([.X6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2]=&quot;r&quot;;5;IF([.Z6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2]=&quot;r&quot;;5;IF([.AB6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2]=&quot;r&quot;;5;IF([.AD62]=&quot;f&quot;;-1.25;0))" office:value-type="float" office:value="0" calcext:value-type="float">
            <text:p>0</text:p>
          </table:table-cell>
          <table:table-cell table:style-name="ce6" table:formula="of:=15+SUM([.C62:.AE6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3]=&quot;r&quot;;3;IF([.B6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3]=&quot;r&quot;;3;IF([.D6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3]=&quot;r&quot;;3;IF([.F6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3]=&quot;r&quot;;3;IF([.H6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3]=&quot;r&quot;;3;IF([.J6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3]=&quot;r&quot;;4;IF([.L6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3]=&quot;r&quot;;4;IF([.N6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3]=&quot;r&quot;;4;IF([.P6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3]=&quot;r&quot;;4;IF([.R6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3]=&quot;r&quot;;4;IF([.T6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3]=&quot;r&quot;;5;IF([.V6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3]=&quot;r&quot;;5;IF([.X6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3]=&quot;r&quot;;5;IF([.Z6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3]=&quot;r&quot;;5;IF([.AB6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3]=&quot;r&quot;;5;IF([.AD63]=&quot;f&quot;;-1.25;0))" office:value-type="float" office:value="0" calcext:value-type="float">
            <text:p>0</text:p>
          </table:table-cell>
          <table:table-cell table:style-name="ce6" table:formula="of:=15+SUM([.C63:.AE6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4]=&quot;r&quot;;3;IF([.B6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4]=&quot;r&quot;;3;IF([.D6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4]=&quot;r&quot;;3;IF([.F6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4]=&quot;r&quot;;3;IF([.H6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4]=&quot;r&quot;;3;IF([.J6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4]=&quot;r&quot;;4;IF([.L6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4]=&quot;r&quot;;4;IF([.N6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4]=&quot;r&quot;;4;IF([.P6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4]=&quot;r&quot;;4;IF([.R6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4]=&quot;r&quot;;4;IF([.T6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4]=&quot;r&quot;;5;IF([.V6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4]=&quot;r&quot;;5;IF([.X6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4]=&quot;r&quot;;5;IF([.Z6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4]=&quot;r&quot;;5;IF([.AB6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4]=&quot;r&quot;;5;IF([.AD64]=&quot;f&quot;;-1.25;0))" office:value-type="float" office:value="0" calcext:value-type="float">
            <text:p>0</text:p>
          </table:table-cell>
          <table:table-cell table:style-name="ce6" table:formula="of:=15+SUM([.C64:.AE6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5]=&quot;r&quot;;3;IF([.B6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5]=&quot;r&quot;;3;IF([.D6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5]=&quot;r&quot;;3;IF([.F6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5]=&quot;r&quot;;3;IF([.H6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5]=&quot;r&quot;;3;IF([.J6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5]=&quot;r&quot;;4;IF([.L6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5]=&quot;r&quot;;4;IF([.N6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5]=&quot;r&quot;;4;IF([.P6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5]=&quot;r&quot;;4;IF([.R6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5]=&quot;r&quot;;4;IF([.T6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5]=&quot;r&quot;;5;IF([.V6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5]=&quot;r&quot;;5;IF([.X6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5]=&quot;r&quot;;5;IF([.Z6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5]=&quot;r&quot;;5;IF([.AB6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5]=&quot;r&quot;;5;IF([.AD65]=&quot;f&quot;;-1.25;0))" office:value-type="float" office:value="0" calcext:value-type="float">
            <text:p>0</text:p>
          </table:table-cell>
          <table:table-cell table:style-name="ce6" table:formula="of:=15+SUM([.C65:.AE6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6]=&quot;r&quot;;3;IF([.B6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6]=&quot;r&quot;;3;IF([.D6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6]=&quot;r&quot;;3;IF([.F6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6]=&quot;r&quot;;3;IF([.H6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6]=&quot;r&quot;;3;IF([.J6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6]=&quot;r&quot;;4;IF([.L6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6]=&quot;r&quot;;4;IF([.N6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6]=&quot;r&quot;;4;IF([.P6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6]=&quot;r&quot;;4;IF([.R6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6]=&quot;r&quot;;4;IF([.T6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6]=&quot;r&quot;;5;IF([.V6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6]=&quot;r&quot;;5;IF([.X6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6]=&quot;r&quot;;5;IF([.Z6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6]=&quot;r&quot;;5;IF([.AB6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6]=&quot;r&quot;;5;IF([.AD66]=&quot;f&quot;;-1.25;0))" office:value-type="float" office:value="0" calcext:value-type="float">
            <text:p>0</text:p>
          </table:table-cell>
          <table:table-cell table:style-name="ce6" table:formula="of:=15+SUM([.C66:.AE6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7]=&quot;r&quot;;3;IF([.B6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7]=&quot;r&quot;;3;IF([.D6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7]=&quot;r&quot;;3;IF([.F6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7]=&quot;r&quot;;3;IF([.H6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7]=&quot;r&quot;;3;IF([.J6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7]=&quot;r&quot;;4;IF([.L6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7]=&quot;r&quot;;4;IF([.N6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7]=&quot;r&quot;;4;IF([.P6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7]=&quot;r&quot;;4;IF([.R6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7]=&quot;r&quot;;4;IF([.T6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7]=&quot;r&quot;;5;IF([.V6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7]=&quot;r&quot;;5;IF([.X6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7]=&quot;r&quot;;5;IF([.Z6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7]=&quot;r&quot;;5;IF([.AB6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7]=&quot;r&quot;;5;IF([.AD67]=&quot;f&quot;;-1.25;0))" office:value-type="float" office:value="0" calcext:value-type="float">
            <text:p>0</text:p>
          </table:table-cell>
          <table:table-cell table:style-name="ce6" table:formula="of:=15+SUM([.C67:.AE6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8]=&quot;r&quot;;3;IF([.B6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8]=&quot;r&quot;;3;IF([.D6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8]=&quot;r&quot;;3;IF([.F6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8]=&quot;r&quot;;3;IF([.H6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8]=&quot;r&quot;;3;IF([.J6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8]=&quot;r&quot;;4;IF([.L6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8]=&quot;r&quot;;4;IF([.N6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8]=&quot;r&quot;;4;IF([.P6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8]=&quot;r&quot;;4;IF([.R6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8]=&quot;r&quot;;4;IF([.T6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8]=&quot;r&quot;;5;IF([.V6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8]=&quot;r&quot;;5;IF([.X6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8]=&quot;r&quot;;5;IF([.Z6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8]=&quot;r&quot;;5;IF([.AB6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8]=&quot;r&quot;;5;IF([.AD68]=&quot;f&quot;;-1.25;0))" office:value-type="float" office:value="0" calcext:value-type="float">
            <text:p>0</text:p>
          </table:table-cell>
          <table:table-cell table:style-name="ce6" table:formula="of:=15+SUM([.C68:.AE6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69]=&quot;r&quot;;3;IF([.B6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9]=&quot;r&quot;;3;IF([.D6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9]=&quot;r&quot;;3;IF([.F6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9]=&quot;r&quot;;3;IF([.H6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69]=&quot;r&quot;;3;IF([.J6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69]=&quot;r&quot;;4;IF([.L6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69]=&quot;r&quot;;4;IF([.N6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69]=&quot;r&quot;;4;IF([.P6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9]=&quot;r&quot;;4;IF([.R6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69]=&quot;r&quot;;4;IF([.T6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69]=&quot;r&quot;;5;IF([.V6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69]=&quot;r&quot;;5;IF([.X6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69]=&quot;r&quot;;5;IF([.Z6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69]=&quot;r&quot;;5;IF([.AB6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69]=&quot;r&quot;;5;IF([.AD69]=&quot;f&quot;;-1.25;0))" office:value-type="float" office:value="0" calcext:value-type="float">
            <text:p>0</text:p>
          </table:table-cell>
          <table:table-cell table:style-name="ce6" table:formula="of:=15+SUM([.C69:.AE6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0]=&quot;r&quot;;3;IF([.B7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0]=&quot;r&quot;;3;IF([.D7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0]=&quot;r&quot;;3;IF([.F7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0]=&quot;r&quot;;3;IF([.H7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0]=&quot;r&quot;;3;IF([.J7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0]=&quot;r&quot;;4;IF([.L7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0]=&quot;r&quot;;4;IF([.N7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0]=&quot;r&quot;;4;IF([.P7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0]=&quot;r&quot;;4;IF([.R7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0]=&quot;r&quot;;4;IF([.T7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0]=&quot;r&quot;;5;IF([.V7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0]=&quot;r&quot;;5;IF([.X7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0]=&quot;r&quot;;5;IF([.Z7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0]=&quot;r&quot;;5;IF([.AB7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0]=&quot;r&quot;;5;IF([.AD70]=&quot;f&quot;;-1.25;0))" office:value-type="float" office:value="0" calcext:value-type="float">
            <text:p>0</text:p>
          </table:table-cell>
          <table:table-cell table:style-name="ce6" table:formula="of:=15+SUM([.C70:.AE7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1]=&quot;r&quot;;3;IF([.B7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1]=&quot;r&quot;;3;IF([.D7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1]=&quot;r&quot;;3;IF([.F7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1]=&quot;r&quot;;3;IF([.H7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1]=&quot;r&quot;;3;IF([.J7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1]=&quot;r&quot;;4;IF([.L7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1]=&quot;r&quot;;4;IF([.N7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1]=&quot;r&quot;;4;IF([.P7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1]=&quot;r&quot;;4;IF([.R7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1]=&quot;r&quot;;4;IF([.T7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1]=&quot;r&quot;;5;IF([.V7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1]=&quot;r&quot;;5;IF([.X7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1]=&quot;r&quot;;5;IF([.Z7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1]=&quot;r&quot;;5;IF([.AB7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1]=&quot;r&quot;;5;IF([.AD71]=&quot;f&quot;;-1.25;0))" office:value-type="float" office:value="0" calcext:value-type="float">
            <text:p>0</text:p>
          </table:table-cell>
          <table:table-cell table:style-name="ce6" table:formula="of:=15+SUM([.C71:.AE7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2]=&quot;r&quot;;3;IF([.B7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2]=&quot;r&quot;;3;IF([.D7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2]=&quot;r&quot;;3;IF([.F7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2]=&quot;r&quot;;3;IF([.H7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2]=&quot;r&quot;;3;IF([.J7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2]=&quot;r&quot;;4;IF([.L7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2]=&quot;r&quot;;4;IF([.N7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2]=&quot;r&quot;;4;IF([.P7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2]=&quot;r&quot;;4;IF([.R7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2]=&quot;r&quot;;4;IF([.T7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2]=&quot;r&quot;;5;IF([.V7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2]=&quot;r&quot;;5;IF([.X7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2]=&quot;r&quot;;5;IF([.Z7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2]=&quot;r&quot;;5;IF([.AB7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2]=&quot;r&quot;;5;IF([.AD72]=&quot;f&quot;;-1.25;0))" office:value-type="float" office:value="0" calcext:value-type="float">
            <text:p>0</text:p>
          </table:table-cell>
          <table:table-cell table:style-name="ce6" table:formula="of:=15+SUM([.C72:.AE7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3]=&quot;r&quot;;3;IF([.B7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3]=&quot;r&quot;;3;IF([.D7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3]=&quot;r&quot;;3;IF([.F7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3]=&quot;r&quot;;3;IF([.H7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3]=&quot;r&quot;;3;IF([.J7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3]=&quot;r&quot;;4;IF([.L7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3]=&quot;r&quot;;4;IF([.N7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3]=&quot;r&quot;;4;IF([.P7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3]=&quot;r&quot;;4;IF([.R7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3]=&quot;r&quot;;4;IF([.T7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3]=&quot;r&quot;;5;IF([.V7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3]=&quot;r&quot;;5;IF([.X7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3]=&quot;r&quot;;5;IF([.Z7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3]=&quot;r&quot;;5;IF([.AB7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3]=&quot;r&quot;;5;IF([.AD73]=&quot;f&quot;;-1.25;0))" office:value-type="float" office:value="0" calcext:value-type="float">
            <text:p>0</text:p>
          </table:table-cell>
          <table:table-cell table:style-name="ce6" table:formula="of:=15+SUM([.C73:.AE7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4]=&quot;r&quot;;3;IF([.B7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4]=&quot;r&quot;;3;IF([.D7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4]=&quot;r&quot;;3;IF([.F7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4]=&quot;r&quot;;3;IF([.H7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4]=&quot;r&quot;;3;IF([.J7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4]=&quot;r&quot;;4;IF([.L7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4]=&quot;r&quot;;4;IF([.N7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4]=&quot;r&quot;;4;IF([.P7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4]=&quot;r&quot;;4;IF([.R7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4]=&quot;r&quot;;4;IF([.T7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4]=&quot;r&quot;;5;IF([.V7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4]=&quot;r&quot;;5;IF([.X7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4]=&quot;r&quot;;5;IF([.Z7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4]=&quot;r&quot;;5;IF([.AB7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4]=&quot;r&quot;;5;IF([.AD74]=&quot;f&quot;;-1.25;0))" office:value-type="float" office:value="0" calcext:value-type="float">
            <text:p>0</text:p>
          </table:table-cell>
          <table:table-cell table:style-name="ce6" table:formula="of:=15+SUM([.C74:.AE7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5]=&quot;r&quot;;3;IF([.B7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5]=&quot;r&quot;;3;IF([.D7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5]=&quot;r&quot;;3;IF([.F7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5]=&quot;r&quot;;3;IF([.H7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5]=&quot;r&quot;;3;IF([.J7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5]=&quot;r&quot;;4;IF([.L7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5]=&quot;r&quot;;4;IF([.N7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5]=&quot;r&quot;;4;IF([.P7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5]=&quot;r&quot;;4;IF([.R7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5]=&quot;r&quot;;4;IF([.T7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5]=&quot;r&quot;;5;IF([.V7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5]=&quot;r&quot;;5;IF([.X7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5]=&quot;r&quot;;5;IF([.Z7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5]=&quot;r&quot;;5;IF([.AB7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5]=&quot;r&quot;;5;IF([.AD75]=&quot;f&quot;;-1.25;0))" office:value-type="float" office:value="0" calcext:value-type="float">
            <text:p>0</text:p>
          </table:table-cell>
          <table:table-cell table:style-name="ce6" table:formula="of:=15+SUM([.C75:.AE7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6]=&quot;r&quot;;3;IF([.B7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6]=&quot;r&quot;;3;IF([.D7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6]=&quot;r&quot;;3;IF([.F7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6]=&quot;r&quot;;3;IF([.H7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6]=&quot;r&quot;;3;IF([.J7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6]=&quot;r&quot;;4;IF([.L7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6]=&quot;r&quot;;4;IF([.N7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6]=&quot;r&quot;;4;IF([.P7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6]=&quot;r&quot;;4;IF([.R7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6]=&quot;r&quot;;4;IF([.T7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6]=&quot;r&quot;;5;IF([.V7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6]=&quot;r&quot;;5;IF([.X7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6]=&quot;r&quot;;5;IF([.Z7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6]=&quot;r&quot;;5;IF([.AB7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6]=&quot;r&quot;;5;IF([.AD76]=&quot;f&quot;;-1.25;0))" office:value-type="float" office:value="0" calcext:value-type="float">
            <text:p>0</text:p>
          </table:table-cell>
          <table:table-cell table:style-name="ce6" table:formula="of:=15+SUM([.C76:.AE7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7]=&quot;r&quot;;3;IF([.B7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7]=&quot;r&quot;;3;IF([.D7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7]=&quot;r&quot;;3;IF([.F7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7]=&quot;r&quot;;3;IF([.H7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7]=&quot;r&quot;;3;IF([.J7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7]=&quot;r&quot;;4;IF([.L7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7]=&quot;r&quot;;4;IF([.N7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7]=&quot;r&quot;;4;IF([.P7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7]=&quot;r&quot;;4;IF([.R7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7]=&quot;r&quot;;4;IF([.T7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7]=&quot;r&quot;;5;IF([.V7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7]=&quot;r&quot;;5;IF([.X7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7]=&quot;r&quot;;5;IF([.Z7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7]=&quot;r&quot;;5;IF([.AB7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7]=&quot;r&quot;;5;IF([.AD77]=&quot;f&quot;;-1.25;0))" office:value-type="float" office:value="0" calcext:value-type="float">
            <text:p>0</text:p>
          </table:table-cell>
          <table:table-cell table:style-name="ce6" table:formula="of:=15+SUM([.C77:.AE7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8]=&quot;r&quot;;3;IF([.B7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8]=&quot;r&quot;;3;IF([.D7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8]=&quot;r&quot;;3;IF([.F7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8]=&quot;r&quot;;3;IF([.H7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8]=&quot;r&quot;;3;IF([.J7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8]=&quot;r&quot;;4;IF([.L7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8]=&quot;r&quot;;4;IF([.N7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8]=&quot;r&quot;;4;IF([.P7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8]=&quot;r&quot;;4;IF([.R7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8]=&quot;r&quot;;4;IF([.T7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8]=&quot;r&quot;;5;IF([.V7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8]=&quot;r&quot;;5;IF([.X7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8]=&quot;r&quot;;5;IF([.Z7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8]=&quot;r&quot;;5;IF([.AB7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8]=&quot;r&quot;;5;IF([.AD78]=&quot;f&quot;;-1.25;0))" office:value-type="float" office:value="0" calcext:value-type="float">
            <text:p>0</text:p>
          </table:table-cell>
          <table:table-cell table:style-name="ce6" table:formula="of:=15+SUM([.C78:.AE7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79]=&quot;r&quot;;3;IF([.B7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9]=&quot;r&quot;;3;IF([.D7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9]=&quot;r&quot;;3;IF([.F7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9]=&quot;r&quot;;3;IF([.H7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79]=&quot;r&quot;;3;IF([.J7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79]=&quot;r&quot;;4;IF([.L7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79]=&quot;r&quot;;4;IF([.N7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79]=&quot;r&quot;;4;IF([.P7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9]=&quot;r&quot;;4;IF([.R7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79]=&quot;r&quot;;4;IF([.T7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79]=&quot;r&quot;;5;IF([.V7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79]=&quot;r&quot;;5;IF([.X7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79]=&quot;r&quot;;5;IF([.Z7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79]=&quot;r&quot;;5;IF([.AB7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79]=&quot;r&quot;;5;IF([.AD79]=&quot;f&quot;;-1.25;0))" office:value-type="float" office:value="0" calcext:value-type="float">
            <text:p>0</text:p>
          </table:table-cell>
          <table:table-cell table:style-name="ce6" table:formula="of:=15+SUM([.C79:.AE7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0]=&quot;r&quot;;3;IF([.B8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0]=&quot;r&quot;;3;IF([.D8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0]=&quot;r&quot;;3;IF([.F8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0]=&quot;r&quot;;3;IF([.H8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0]=&quot;r&quot;;3;IF([.J8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0]=&quot;r&quot;;4;IF([.L8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0]=&quot;r&quot;;4;IF([.N8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0]=&quot;r&quot;;4;IF([.P8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0]=&quot;r&quot;;4;IF([.R8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0]=&quot;r&quot;;4;IF([.T8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0]=&quot;r&quot;;5;IF([.V8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0]=&quot;r&quot;;5;IF([.X8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0]=&quot;r&quot;;5;IF([.Z8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0]=&quot;r&quot;;5;IF([.AB8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0]=&quot;r&quot;;5;IF([.AD80]=&quot;f&quot;;-1.25;0))" office:value-type="float" office:value="0" calcext:value-type="float">
            <text:p>0</text:p>
          </table:table-cell>
          <table:table-cell table:style-name="ce6" table:formula="of:=15+SUM([.C80:.AE8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1]=&quot;r&quot;;3;IF([.B8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1]=&quot;r&quot;;3;IF([.D8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1]=&quot;r&quot;;3;IF([.F8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1]=&quot;r&quot;;3;IF([.H8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1]=&quot;r&quot;;3;IF([.J8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1]=&quot;r&quot;;4;IF([.L8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1]=&quot;r&quot;;4;IF([.N8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1]=&quot;r&quot;;4;IF([.P8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1]=&quot;r&quot;;4;IF([.R8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1]=&quot;r&quot;;4;IF([.T8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1]=&quot;r&quot;;5;IF([.V8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1]=&quot;r&quot;;5;IF([.X8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1]=&quot;r&quot;;5;IF([.Z8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1]=&quot;r&quot;;5;IF([.AB8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1]=&quot;r&quot;;5;IF([.AD81]=&quot;f&quot;;-1.25;0))" office:value-type="float" office:value="0" calcext:value-type="float">
            <text:p>0</text:p>
          </table:table-cell>
          <table:table-cell table:style-name="ce6" table:formula="of:=15+SUM([.C81:.AE8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2]=&quot;r&quot;;3;IF([.B8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2]=&quot;r&quot;;3;IF([.D8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2]=&quot;r&quot;;3;IF([.F8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2]=&quot;r&quot;;3;IF([.H8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2]=&quot;r&quot;;3;IF([.J8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2]=&quot;r&quot;;4;IF([.L8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2]=&quot;r&quot;;4;IF([.N8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2]=&quot;r&quot;;4;IF([.P8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2]=&quot;r&quot;;4;IF([.R8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2]=&quot;r&quot;;4;IF([.T8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2]=&quot;r&quot;;5;IF([.V8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2]=&quot;r&quot;;5;IF([.X8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2]=&quot;r&quot;;5;IF([.Z8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2]=&quot;r&quot;;5;IF([.AB8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2]=&quot;r&quot;;5;IF([.AD82]=&quot;f&quot;;-1.25;0))" office:value-type="float" office:value="0" calcext:value-type="float">
            <text:p>0</text:p>
          </table:table-cell>
          <table:table-cell table:style-name="ce6" table:formula="of:=15+SUM([.C82:.AE8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3]=&quot;r&quot;;3;IF([.B8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3]=&quot;r&quot;;3;IF([.D8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3]=&quot;r&quot;;3;IF([.F8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3]=&quot;r&quot;;3;IF([.H8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3]=&quot;r&quot;;3;IF([.J8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3]=&quot;r&quot;;4;IF([.L8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3]=&quot;r&quot;;4;IF([.N8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3]=&quot;r&quot;;4;IF([.P8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3]=&quot;r&quot;;4;IF([.R8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3]=&quot;r&quot;;4;IF([.T8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3]=&quot;r&quot;;5;IF([.V8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3]=&quot;r&quot;;5;IF([.X8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3]=&quot;r&quot;;5;IF([.Z8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3]=&quot;r&quot;;5;IF([.AB8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3]=&quot;r&quot;;5;IF([.AD83]=&quot;f&quot;;-1.25;0))" office:value-type="float" office:value="0" calcext:value-type="float">
            <text:p>0</text:p>
          </table:table-cell>
          <table:table-cell table:style-name="ce6" table:formula="of:=15+SUM([.C83:.AE8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4]=&quot;r&quot;;3;IF([.B8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4]=&quot;r&quot;;3;IF([.D8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4]=&quot;r&quot;;3;IF([.F8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4]=&quot;r&quot;;3;IF([.H8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4]=&quot;r&quot;;3;IF([.J8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4]=&quot;r&quot;;4;IF([.L8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4]=&quot;r&quot;;4;IF([.N8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4]=&quot;r&quot;;4;IF([.P8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4]=&quot;r&quot;;4;IF([.R8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4]=&quot;r&quot;;4;IF([.T8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4]=&quot;r&quot;;5;IF([.V8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4]=&quot;r&quot;;5;IF([.X8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4]=&quot;r&quot;;5;IF([.Z8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4]=&quot;r&quot;;5;IF([.AB8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4]=&quot;r&quot;;5;IF([.AD84]=&quot;f&quot;;-1.25;0))" office:value-type="float" office:value="0" calcext:value-type="float">
            <text:p>0</text:p>
          </table:table-cell>
          <table:table-cell table:style-name="ce6" table:formula="of:=15+SUM([.C84:.AE8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5]=&quot;r&quot;;3;IF([.B8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5]=&quot;r&quot;;3;IF([.D8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5]=&quot;r&quot;;3;IF([.F8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5]=&quot;r&quot;;3;IF([.H8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5]=&quot;r&quot;;3;IF([.J8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5]=&quot;r&quot;;4;IF([.L8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5]=&quot;r&quot;;4;IF([.N8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5]=&quot;r&quot;;4;IF([.P8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5]=&quot;r&quot;;4;IF([.R8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5]=&quot;r&quot;;4;IF([.T8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5]=&quot;r&quot;;5;IF([.V8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5]=&quot;r&quot;;5;IF([.X8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5]=&quot;r&quot;;5;IF([.Z8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5]=&quot;r&quot;;5;IF([.AB8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5]=&quot;r&quot;;5;IF([.AD85]=&quot;f&quot;;-1.25;0))" office:value-type="float" office:value="0" calcext:value-type="float">
            <text:p>0</text:p>
          </table:table-cell>
          <table:table-cell table:style-name="ce6" table:formula="of:=15+SUM([.C85:.AE8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6]=&quot;r&quot;;3;IF([.B8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6]=&quot;r&quot;;3;IF([.D8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6]=&quot;r&quot;;3;IF([.F8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6]=&quot;r&quot;;3;IF([.H8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6]=&quot;r&quot;;3;IF([.J8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6]=&quot;r&quot;;4;IF([.L8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6]=&quot;r&quot;;4;IF([.N8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6]=&quot;r&quot;;4;IF([.P8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6]=&quot;r&quot;;4;IF([.R8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6]=&quot;r&quot;;4;IF([.T8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6]=&quot;r&quot;;5;IF([.V8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6]=&quot;r&quot;;5;IF([.X8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6]=&quot;r&quot;;5;IF([.Z8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6]=&quot;r&quot;;5;IF([.AB8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6]=&quot;r&quot;;5;IF([.AD86]=&quot;f&quot;;-1.25;0))" office:value-type="float" office:value="0" calcext:value-type="float">
            <text:p>0</text:p>
          </table:table-cell>
          <table:table-cell table:style-name="ce6" table:formula="of:=15+SUM([.C86:.AE8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7]=&quot;r&quot;;3;IF([.B8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7]=&quot;r&quot;;3;IF([.D8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7]=&quot;r&quot;;3;IF([.F8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7]=&quot;r&quot;;3;IF([.H8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7]=&quot;r&quot;;3;IF([.J8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7]=&quot;r&quot;;4;IF([.L8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7]=&quot;r&quot;;4;IF([.N8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7]=&quot;r&quot;;4;IF([.P8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7]=&quot;r&quot;;4;IF([.R8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7]=&quot;r&quot;;4;IF([.T8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7]=&quot;r&quot;;5;IF([.V8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7]=&quot;r&quot;;5;IF([.X8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7]=&quot;r&quot;;5;IF([.Z8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7]=&quot;r&quot;;5;IF([.AB8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7]=&quot;r&quot;;5;IF([.AD87]=&quot;f&quot;;-1.25;0))" office:value-type="float" office:value="0" calcext:value-type="float">
            <text:p>0</text:p>
          </table:table-cell>
          <table:table-cell table:style-name="ce6" table:formula="of:=15+SUM([.C87:.AE8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8]=&quot;r&quot;;3;IF([.B8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8]=&quot;r&quot;;3;IF([.D8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8]=&quot;r&quot;;3;IF([.F8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8]=&quot;r&quot;;3;IF([.H8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8]=&quot;r&quot;;3;IF([.J8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8]=&quot;r&quot;;4;IF([.L8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8]=&quot;r&quot;;4;IF([.N8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8]=&quot;r&quot;;4;IF([.P8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8]=&quot;r&quot;;4;IF([.R8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8]=&quot;r&quot;;4;IF([.T8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8]=&quot;r&quot;;5;IF([.V8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8]=&quot;r&quot;;5;IF([.X8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8]=&quot;r&quot;;5;IF([.Z8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8]=&quot;r&quot;;5;IF([.AB8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8]=&quot;r&quot;;5;IF([.AD88]=&quot;f&quot;;-1.25;0))" office:value-type="float" office:value="0" calcext:value-type="float">
            <text:p>0</text:p>
          </table:table-cell>
          <table:table-cell table:style-name="ce6" table:formula="of:=15+SUM([.C88:.AE8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89]=&quot;r&quot;;3;IF([.B8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9]=&quot;r&quot;;3;IF([.D8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9]=&quot;r&quot;;3;IF([.F8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9]=&quot;r&quot;;3;IF([.H8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89]=&quot;r&quot;;3;IF([.J8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89]=&quot;r&quot;;4;IF([.L8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89]=&quot;r&quot;;4;IF([.N8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89]=&quot;r&quot;;4;IF([.P8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9]=&quot;r&quot;;4;IF([.R8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89]=&quot;r&quot;;4;IF([.T8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89]=&quot;r&quot;;5;IF([.V8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89]=&quot;r&quot;;5;IF([.X8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89]=&quot;r&quot;;5;IF([.Z8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89]=&quot;r&quot;;5;IF([.AB8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89]=&quot;r&quot;;5;IF([.AD89]=&quot;f&quot;;-1.25;0))" office:value-type="float" office:value="0" calcext:value-type="float">
            <text:p>0</text:p>
          </table:table-cell>
          <table:table-cell table:style-name="ce6" table:formula="of:=15+SUM([.C89:.AE8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0]=&quot;r&quot;;3;IF([.B9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0]=&quot;r&quot;;3;IF([.D9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0]=&quot;r&quot;;3;IF([.F9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0]=&quot;r&quot;;3;IF([.H9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0]=&quot;r&quot;;3;IF([.J9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0]=&quot;r&quot;;4;IF([.L9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0]=&quot;r&quot;;4;IF([.N9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0]=&quot;r&quot;;4;IF([.P9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0]=&quot;r&quot;;4;IF([.R9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0]=&quot;r&quot;;4;IF([.T9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0]=&quot;r&quot;;5;IF([.V9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0]=&quot;r&quot;;5;IF([.X9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0]=&quot;r&quot;;5;IF([.Z9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0]=&quot;r&quot;;5;IF([.AB9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0]=&quot;r&quot;;5;IF([.AD90]=&quot;f&quot;;-1.25;0))" office:value-type="float" office:value="0" calcext:value-type="float">
            <text:p>0</text:p>
          </table:table-cell>
          <table:table-cell table:style-name="ce6" table:formula="of:=15+SUM([.C90:.AE9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1]=&quot;r&quot;;3;IF([.B9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1]=&quot;r&quot;;3;IF([.D9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1]=&quot;r&quot;;3;IF([.F9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1]=&quot;r&quot;;3;IF([.H9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1]=&quot;r&quot;;3;IF([.J9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1]=&quot;r&quot;;4;IF([.L9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1]=&quot;r&quot;;4;IF([.N9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1]=&quot;r&quot;;4;IF([.P9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1]=&quot;r&quot;;4;IF([.R9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1]=&quot;r&quot;;4;IF([.T9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1]=&quot;r&quot;;5;IF([.V9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1]=&quot;r&quot;;5;IF([.X9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1]=&quot;r&quot;;5;IF([.Z9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1]=&quot;r&quot;;5;IF([.AB9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1]=&quot;r&quot;;5;IF([.AD91]=&quot;f&quot;;-1.25;0))" office:value-type="float" office:value="0" calcext:value-type="float">
            <text:p>0</text:p>
          </table:table-cell>
          <table:table-cell table:style-name="ce6" table:formula="of:=15+SUM([.C91:.AE9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2]=&quot;r&quot;;3;IF([.B9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2]=&quot;r&quot;;3;IF([.D9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2]=&quot;r&quot;;3;IF([.F9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2]=&quot;r&quot;;3;IF([.H9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2]=&quot;r&quot;;3;IF([.J9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2]=&quot;r&quot;;4;IF([.L9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2]=&quot;r&quot;;4;IF([.N9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2]=&quot;r&quot;;4;IF([.P9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2]=&quot;r&quot;;4;IF([.R9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2]=&quot;r&quot;;4;IF([.T9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2]=&quot;r&quot;;5;IF([.V9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2]=&quot;r&quot;;5;IF([.X9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2]=&quot;r&quot;;5;IF([.Z9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2]=&quot;r&quot;;5;IF([.AB9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2]=&quot;r&quot;;5;IF([.AD92]=&quot;f&quot;;-1.25;0))" office:value-type="float" office:value="0" calcext:value-type="float">
            <text:p>0</text:p>
          </table:table-cell>
          <table:table-cell table:style-name="ce6" table:formula="of:=15+SUM([.C92:.AE9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3]=&quot;r&quot;;3;IF([.B9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3]=&quot;r&quot;;3;IF([.D9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3]=&quot;r&quot;;3;IF([.F9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3]=&quot;r&quot;;3;IF([.H9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3]=&quot;r&quot;;3;IF([.J9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3]=&quot;r&quot;;4;IF([.L9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3]=&quot;r&quot;;4;IF([.N9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3]=&quot;r&quot;;4;IF([.P9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3]=&quot;r&quot;;4;IF([.R9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3]=&quot;r&quot;;4;IF([.T9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3]=&quot;r&quot;;5;IF([.V9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3]=&quot;r&quot;;5;IF([.X9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3]=&quot;r&quot;;5;IF([.Z9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3]=&quot;r&quot;;5;IF([.AB9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3]=&quot;r&quot;;5;IF([.AD93]=&quot;f&quot;;-1.25;0))" office:value-type="float" office:value="0" calcext:value-type="float">
            <text:p>0</text:p>
          </table:table-cell>
          <table:table-cell table:style-name="ce6" table:formula="of:=15+SUM([.C93:.AE9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4]=&quot;r&quot;;3;IF([.B9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4]=&quot;r&quot;;3;IF([.D9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4]=&quot;r&quot;;3;IF([.F9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4]=&quot;r&quot;;3;IF([.H9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4]=&quot;r&quot;;3;IF([.J9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4]=&quot;r&quot;;4;IF([.L9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4]=&quot;r&quot;;4;IF([.N9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4]=&quot;r&quot;;4;IF([.P9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4]=&quot;r&quot;;4;IF([.R9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4]=&quot;r&quot;;4;IF([.T9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4]=&quot;r&quot;;5;IF([.V9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4]=&quot;r&quot;;5;IF([.X9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4]=&quot;r&quot;;5;IF([.Z9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4]=&quot;r&quot;;5;IF([.AB9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4]=&quot;r&quot;;5;IF([.AD94]=&quot;f&quot;;-1.25;0))" office:value-type="float" office:value="0" calcext:value-type="float">
            <text:p>0</text:p>
          </table:table-cell>
          <table:table-cell table:style-name="ce6" table:formula="of:=15+SUM([.C94:.AE9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5]=&quot;r&quot;;3;IF([.B9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5]=&quot;r&quot;;3;IF([.D9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5]=&quot;r&quot;;3;IF([.F9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5]=&quot;r&quot;;3;IF([.H9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5]=&quot;r&quot;;3;IF([.J9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5]=&quot;r&quot;;4;IF([.L9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5]=&quot;r&quot;;4;IF([.N9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5]=&quot;r&quot;;4;IF([.P9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5]=&quot;r&quot;;4;IF([.R9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5]=&quot;r&quot;;4;IF([.T9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5]=&quot;r&quot;;5;IF([.V9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5]=&quot;r&quot;;5;IF([.X9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5]=&quot;r&quot;;5;IF([.Z9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5]=&quot;r&quot;;5;IF([.AB9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5]=&quot;r&quot;;5;IF([.AD95]=&quot;f&quot;;-1.25;0))" office:value-type="float" office:value="0" calcext:value-type="float">
            <text:p>0</text:p>
          </table:table-cell>
          <table:table-cell table:style-name="ce6" table:formula="of:=15+SUM([.C95:.AE9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6]=&quot;r&quot;;3;IF([.B9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6]=&quot;r&quot;;3;IF([.D9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6]=&quot;r&quot;;3;IF([.F9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6]=&quot;r&quot;;3;IF([.H9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6]=&quot;r&quot;;3;IF([.J9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6]=&quot;r&quot;;4;IF([.L9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6]=&quot;r&quot;;4;IF([.N9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6]=&quot;r&quot;;4;IF([.P9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6]=&quot;r&quot;;4;IF([.R9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6]=&quot;r&quot;;4;IF([.T9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6]=&quot;r&quot;;5;IF([.V9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6]=&quot;r&quot;;5;IF([.X9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6]=&quot;r&quot;;5;IF([.Z9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6]=&quot;r&quot;;5;IF([.AB9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6]=&quot;r&quot;;5;IF([.AD96]=&quot;f&quot;;-1.25;0))" office:value-type="float" office:value="0" calcext:value-type="float">
            <text:p>0</text:p>
          </table:table-cell>
          <table:table-cell table:style-name="ce6" table:formula="of:=15+SUM([.C96:.AE9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7]=&quot;r&quot;;3;IF([.B9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7]=&quot;r&quot;;3;IF([.D9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7]=&quot;r&quot;;3;IF([.F9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7]=&quot;r&quot;;3;IF([.H9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7]=&quot;r&quot;;3;IF([.J9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7]=&quot;r&quot;;4;IF([.L9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7]=&quot;r&quot;;4;IF([.N9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7]=&quot;r&quot;;4;IF([.P9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7]=&quot;r&quot;;4;IF([.R9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7]=&quot;r&quot;;4;IF([.T9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7]=&quot;r&quot;;5;IF([.V9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7]=&quot;r&quot;;5;IF([.X9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7]=&quot;r&quot;;5;IF([.Z9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7]=&quot;r&quot;;5;IF([.AB9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7]=&quot;r&quot;;5;IF([.AD97]=&quot;f&quot;;-1.25;0))" office:value-type="float" office:value="0" calcext:value-type="float">
            <text:p>0</text:p>
          </table:table-cell>
          <table:table-cell table:style-name="ce6" table:formula="of:=15+SUM([.C97:.AE9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8]=&quot;r&quot;;3;IF([.B9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8]=&quot;r&quot;;3;IF([.D9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8]=&quot;r&quot;;3;IF([.F9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8]=&quot;r&quot;;3;IF([.H9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8]=&quot;r&quot;;3;IF([.J9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8]=&quot;r&quot;;4;IF([.L9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8]=&quot;r&quot;;4;IF([.N9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8]=&quot;r&quot;;4;IF([.P9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8]=&quot;r&quot;;4;IF([.R9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8]=&quot;r&quot;;4;IF([.T9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8]=&quot;r&quot;;5;IF([.V9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8]=&quot;r&quot;;5;IF([.X9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8]=&quot;r&quot;;5;IF([.Z9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8]=&quot;r&quot;;5;IF([.AB9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8]=&quot;r&quot;;5;IF([.AD98]=&quot;f&quot;;-1.25;0))" office:value-type="float" office:value="0" calcext:value-type="float">
            <text:p>0</text:p>
          </table:table-cell>
          <table:table-cell table:style-name="ce6" table:formula="of:=15+SUM([.C98:.AE9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99]=&quot;r&quot;;3;IF([.B9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9]=&quot;r&quot;;3;IF([.D9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9]=&quot;r&quot;;3;IF([.F9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9]=&quot;r&quot;;3;IF([.H9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99]=&quot;r&quot;;3;IF([.J9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99]=&quot;r&quot;;4;IF([.L9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99]=&quot;r&quot;;4;IF([.N9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99]=&quot;r&quot;;4;IF([.P9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9]=&quot;r&quot;;4;IF([.R9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99]=&quot;r&quot;;4;IF([.T9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99]=&quot;r&quot;;5;IF([.V9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99]=&quot;r&quot;;5;IF([.X9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99]=&quot;r&quot;;5;IF([.Z9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99]=&quot;r&quot;;5;IF([.AB9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99]=&quot;r&quot;;5;IF([.AD99]=&quot;f&quot;;-1.25;0))" office:value-type="float" office:value="0" calcext:value-type="float">
            <text:p>0</text:p>
          </table:table-cell>
          <table:table-cell table:style-name="ce6" table:formula="of:=15+SUM([.C99:.AE9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0]=&quot;r&quot;;3;IF([.B10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0]=&quot;r&quot;;3;IF([.D10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0]=&quot;r&quot;;3;IF([.F10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0]=&quot;r&quot;;3;IF([.H10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0]=&quot;r&quot;;3;IF([.J10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0]=&quot;r&quot;;4;IF([.L10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0]=&quot;r&quot;;4;IF([.N10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0]=&quot;r&quot;;4;IF([.P10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0]=&quot;r&quot;;4;IF([.R10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0]=&quot;r&quot;;4;IF([.T10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0]=&quot;r&quot;;5;IF([.V10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0]=&quot;r&quot;;5;IF([.X10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0]=&quot;r&quot;;5;IF([.Z10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0]=&quot;r&quot;;5;IF([.AB10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0]=&quot;r&quot;;5;IF([.AD100]=&quot;f&quot;;-1.25;0))" office:value-type="float" office:value="0" calcext:value-type="float">
            <text:p>0</text:p>
          </table:table-cell>
          <table:table-cell table:style-name="ce6" table:formula="of:=15+SUM([.C100:.AE10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1]=&quot;r&quot;;3;IF([.B10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1]=&quot;r&quot;;3;IF([.D10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1]=&quot;r&quot;;3;IF([.F10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1]=&quot;r&quot;;3;IF([.H10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1]=&quot;r&quot;;3;IF([.J10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1]=&quot;r&quot;;4;IF([.L10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1]=&quot;r&quot;;4;IF([.N10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1]=&quot;r&quot;;4;IF([.P10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1]=&quot;r&quot;;4;IF([.R10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1]=&quot;r&quot;;4;IF([.T10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1]=&quot;r&quot;;5;IF([.V10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1]=&quot;r&quot;;5;IF([.X10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1]=&quot;r&quot;;5;IF([.Z10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1]=&quot;r&quot;;5;IF([.AB10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1]=&quot;r&quot;;5;IF([.AD101]=&quot;f&quot;;-1.25;0))" office:value-type="float" office:value="0" calcext:value-type="float">
            <text:p>0</text:p>
          </table:table-cell>
          <table:table-cell table:style-name="ce6" table:formula="of:=15+SUM([.C101:.AE10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2]=&quot;r&quot;;3;IF([.B10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2]=&quot;r&quot;;3;IF([.D10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2]=&quot;r&quot;;3;IF([.F10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2]=&quot;r&quot;;3;IF([.H10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2]=&quot;r&quot;;3;IF([.J10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2]=&quot;r&quot;;4;IF([.L10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2]=&quot;r&quot;;4;IF([.N10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2]=&quot;r&quot;;4;IF([.P10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2]=&quot;r&quot;;4;IF([.R10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2]=&quot;r&quot;;4;IF([.T10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2]=&quot;r&quot;;5;IF([.V10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2]=&quot;r&quot;;5;IF([.X10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2]=&quot;r&quot;;5;IF([.Z10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2]=&quot;r&quot;;5;IF([.AB10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2]=&quot;r&quot;;5;IF([.AD102]=&quot;f&quot;;-1.25;0))" office:value-type="float" office:value="0" calcext:value-type="float">
            <text:p>0</text:p>
          </table:table-cell>
          <table:table-cell table:style-name="ce6" table:formula="of:=15+SUM([.C102:.AE10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3]=&quot;r&quot;;3;IF([.B10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3]=&quot;r&quot;;3;IF([.D10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3]=&quot;r&quot;;3;IF([.F10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3]=&quot;r&quot;;3;IF([.H10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3]=&quot;r&quot;;3;IF([.J10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3]=&quot;r&quot;;4;IF([.L10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3]=&quot;r&quot;;4;IF([.N10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3]=&quot;r&quot;;4;IF([.P10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3]=&quot;r&quot;;4;IF([.R10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3]=&quot;r&quot;;4;IF([.T10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3]=&quot;r&quot;;5;IF([.V10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3]=&quot;r&quot;;5;IF([.X10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3]=&quot;r&quot;;5;IF([.Z10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3]=&quot;r&quot;;5;IF([.AB10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3]=&quot;r&quot;;5;IF([.AD103]=&quot;f&quot;;-1.25;0))" office:value-type="float" office:value="0" calcext:value-type="float">
            <text:p>0</text:p>
          </table:table-cell>
          <table:table-cell table:style-name="ce6" table:formula="of:=15+SUM([.C103:.AE10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4]=&quot;r&quot;;3;IF([.B10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4]=&quot;r&quot;;3;IF([.D10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4]=&quot;r&quot;;3;IF([.F10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4]=&quot;r&quot;;3;IF([.H10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4]=&quot;r&quot;;3;IF([.J10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4]=&quot;r&quot;;4;IF([.L10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4]=&quot;r&quot;;4;IF([.N10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4]=&quot;r&quot;;4;IF([.P10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4]=&quot;r&quot;;4;IF([.R10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4]=&quot;r&quot;;4;IF([.T10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4]=&quot;r&quot;;5;IF([.V10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4]=&quot;r&quot;;5;IF([.X10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4]=&quot;r&quot;;5;IF([.Z10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4]=&quot;r&quot;;5;IF([.AB10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4]=&quot;r&quot;;5;IF([.AD104]=&quot;f&quot;;-1.25;0))" office:value-type="float" office:value="0" calcext:value-type="float">
            <text:p>0</text:p>
          </table:table-cell>
          <table:table-cell table:style-name="ce6" table:formula="of:=15+SUM([.C104:.AE10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5]=&quot;r&quot;;3;IF([.B10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5]=&quot;r&quot;;3;IF([.D10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5]=&quot;r&quot;;3;IF([.F10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5]=&quot;r&quot;;3;IF([.H10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5]=&quot;r&quot;;3;IF([.J10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5]=&quot;r&quot;;4;IF([.L10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5]=&quot;r&quot;;4;IF([.N10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5]=&quot;r&quot;;4;IF([.P10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5]=&quot;r&quot;;4;IF([.R10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5]=&quot;r&quot;;4;IF([.T10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5]=&quot;r&quot;;5;IF([.V10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5]=&quot;r&quot;;5;IF([.X10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5]=&quot;r&quot;;5;IF([.Z10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5]=&quot;r&quot;;5;IF([.AB10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5]=&quot;r&quot;;5;IF([.AD105]=&quot;f&quot;;-1.25;0))" office:value-type="float" office:value="0" calcext:value-type="float">
            <text:p>0</text:p>
          </table:table-cell>
          <table:table-cell table:style-name="ce6" table:formula="of:=15+SUM([.C105:.AE10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6]=&quot;r&quot;;3;IF([.B10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6]=&quot;r&quot;;3;IF([.D10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6]=&quot;r&quot;;3;IF([.F10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6]=&quot;r&quot;;3;IF([.H10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6]=&quot;r&quot;;3;IF([.J10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6]=&quot;r&quot;;4;IF([.L10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6]=&quot;r&quot;;4;IF([.N10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6]=&quot;r&quot;;4;IF([.P10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6]=&quot;r&quot;;4;IF([.R10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6]=&quot;r&quot;;4;IF([.T10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6]=&quot;r&quot;;5;IF([.V10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6]=&quot;r&quot;;5;IF([.X10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6]=&quot;r&quot;;5;IF([.Z10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6]=&quot;r&quot;;5;IF([.AB10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6]=&quot;r&quot;;5;IF([.AD106]=&quot;f&quot;;-1.25;0))" office:value-type="float" office:value="0" calcext:value-type="float">
            <text:p>0</text:p>
          </table:table-cell>
          <table:table-cell table:style-name="ce6" table:formula="of:=15+SUM([.C106:.AE10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7]=&quot;r&quot;;3;IF([.B10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7]=&quot;r&quot;;3;IF([.D10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7]=&quot;r&quot;;3;IF([.F10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7]=&quot;r&quot;;3;IF([.H10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7]=&quot;r&quot;;3;IF([.J10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7]=&quot;r&quot;;4;IF([.L10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7]=&quot;r&quot;;4;IF([.N10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7]=&quot;r&quot;;4;IF([.P10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7]=&quot;r&quot;;4;IF([.R10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7]=&quot;r&quot;;4;IF([.T10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7]=&quot;r&quot;;5;IF([.V10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7]=&quot;r&quot;;5;IF([.X10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7]=&quot;r&quot;;5;IF([.Z10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7]=&quot;r&quot;;5;IF([.AB10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7]=&quot;r&quot;;5;IF([.AD107]=&quot;f&quot;;-1.25;0))" office:value-type="float" office:value="0" calcext:value-type="float">
            <text:p>0</text:p>
          </table:table-cell>
          <table:table-cell table:style-name="ce6" table:formula="of:=15+SUM([.C107:.AE10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8]=&quot;r&quot;;3;IF([.B10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8]=&quot;r&quot;;3;IF([.D10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8]=&quot;r&quot;;3;IF([.F10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8]=&quot;r&quot;;3;IF([.H10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8]=&quot;r&quot;;3;IF([.J10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8]=&quot;r&quot;;4;IF([.L10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8]=&quot;r&quot;;4;IF([.N10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8]=&quot;r&quot;;4;IF([.P10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8]=&quot;r&quot;;4;IF([.R10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8]=&quot;r&quot;;4;IF([.T10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8]=&quot;r&quot;;5;IF([.V10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8]=&quot;r&quot;;5;IF([.X10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8]=&quot;r&quot;;5;IF([.Z10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8]=&quot;r&quot;;5;IF([.AB10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8]=&quot;r&quot;;5;IF([.AD108]=&quot;f&quot;;-1.25;0))" office:value-type="float" office:value="0" calcext:value-type="float">
            <text:p>0</text:p>
          </table:table-cell>
          <table:table-cell table:style-name="ce6" table:formula="of:=15+SUM([.C108:.AE10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09]=&quot;r&quot;;3;IF([.B10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9]=&quot;r&quot;;3;IF([.D10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9]=&quot;r&quot;;3;IF([.F10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9]=&quot;r&quot;;3;IF([.H10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09]=&quot;r&quot;;3;IF([.J10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09]=&quot;r&quot;;4;IF([.L10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09]=&quot;r&quot;;4;IF([.N10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09]=&quot;r&quot;;4;IF([.P10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9]=&quot;r&quot;;4;IF([.R10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09]=&quot;r&quot;;4;IF([.T10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09]=&quot;r&quot;;5;IF([.V10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09]=&quot;r&quot;;5;IF([.X10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09]=&quot;r&quot;;5;IF([.Z10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09]=&quot;r&quot;;5;IF([.AB10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09]=&quot;r&quot;;5;IF([.AD109]=&quot;f&quot;;-1.25;0))" office:value-type="float" office:value="0" calcext:value-type="float">
            <text:p>0</text:p>
          </table:table-cell>
          <table:table-cell table:style-name="ce6" table:formula="of:=15+SUM([.C109:.AE10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0]=&quot;r&quot;;3;IF([.B1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0]=&quot;r&quot;;3;IF([.D1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0]=&quot;r&quot;;3;IF([.F1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0]=&quot;r&quot;;3;IF([.H1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0]=&quot;r&quot;;3;IF([.J11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0]=&quot;r&quot;;4;IF([.L11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0]=&quot;r&quot;;4;IF([.N11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0]=&quot;r&quot;;4;IF([.P11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0]=&quot;r&quot;;4;IF([.R11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0]=&quot;r&quot;;4;IF([.T11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0]=&quot;r&quot;;5;IF([.V11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0]=&quot;r&quot;;5;IF([.X11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0]=&quot;r&quot;;5;IF([.Z11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0]=&quot;r&quot;;5;IF([.AB11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0]=&quot;r&quot;;5;IF([.AD110]=&quot;f&quot;;-1.25;0))" office:value-type="float" office:value="0" calcext:value-type="float">
            <text:p>0</text:p>
          </table:table-cell>
          <table:table-cell table:style-name="ce6" table:formula="of:=15+SUM([.C110:.AE11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1]=&quot;r&quot;;3;IF([.B1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1]=&quot;r&quot;;3;IF([.D1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1]=&quot;r&quot;;3;IF([.F1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1]=&quot;r&quot;;3;IF([.H1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1]=&quot;r&quot;;3;IF([.J11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1]=&quot;r&quot;;4;IF([.L11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1]=&quot;r&quot;;4;IF([.N11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1]=&quot;r&quot;;4;IF([.P11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1]=&quot;r&quot;;4;IF([.R11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1]=&quot;r&quot;;4;IF([.T11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1]=&quot;r&quot;;5;IF([.V11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1]=&quot;r&quot;;5;IF([.X11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1]=&quot;r&quot;;5;IF([.Z11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1]=&quot;r&quot;;5;IF([.AB11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1]=&quot;r&quot;;5;IF([.AD111]=&quot;f&quot;;-1.25;0))" office:value-type="float" office:value="0" calcext:value-type="float">
            <text:p>0</text:p>
          </table:table-cell>
          <table:table-cell table:style-name="ce6" table:formula="of:=15+SUM([.C111:.AE111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2]=&quot;r&quot;;3;IF([.B1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2]=&quot;r&quot;;3;IF([.D1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2]=&quot;r&quot;;3;IF([.F1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2]=&quot;r&quot;;3;IF([.H1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2]=&quot;r&quot;;3;IF([.J112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2]=&quot;r&quot;;4;IF([.L11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2]=&quot;r&quot;;4;IF([.N11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2]=&quot;r&quot;;4;IF([.P11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2]=&quot;r&quot;;4;IF([.R11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2]=&quot;r&quot;;4;IF([.T112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2]=&quot;r&quot;;5;IF([.V11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2]=&quot;r&quot;;5;IF([.X11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2]=&quot;r&quot;;5;IF([.Z11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2]=&quot;r&quot;;5;IF([.AB112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2]=&quot;r&quot;;5;IF([.AD112]=&quot;f&quot;;-1.25;0))" office:value-type="float" office:value="0" calcext:value-type="float">
            <text:p>0</text:p>
          </table:table-cell>
          <table:table-cell table:style-name="ce6" table:formula="of:=15+SUM([.C112:.AE112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3]=&quot;r&quot;;3;IF([.B1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3]=&quot;r&quot;;3;IF([.D1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3]=&quot;r&quot;;3;IF([.F1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3]=&quot;r&quot;;3;IF([.H1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3]=&quot;r&quot;;3;IF([.J113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3]=&quot;r&quot;;4;IF([.L11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3]=&quot;r&quot;;4;IF([.N11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3]=&quot;r&quot;;4;IF([.P11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3]=&quot;r&quot;;4;IF([.R11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3]=&quot;r&quot;;4;IF([.T113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3]=&quot;r&quot;;5;IF([.V11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3]=&quot;r&quot;;5;IF([.X11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3]=&quot;r&quot;;5;IF([.Z11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3]=&quot;r&quot;;5;IF([.AB113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3]=&quot;r&quot;;5;IF([.AD113]=&quot;f&quot;;-1.25;0))" office:value-type="float" office:value="0" calcext:value-type="float">
            <text:p>0</text:p>
          </table:table-cell>
          <table:table-cell table:style-name="ce6" table:formula="of:=15+SUM([.C113:.AE113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4]=&quot;r&quot;;3;IF([.B1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4]=&quot;r&quot;;3;IF([.D1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4]=&quot;r&quot;;3;IF([.F1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4]=&quot;r&quot;;3;IF([.H1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4]=&quot;r&quot;;3;IF([.J114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4]=&quot;r&quot;;4;IF([.L11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4]=&quot;r&quot;;4;IF([.N11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4]=&quot;r&quot;;4;IF([.P11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4]=&quot;r&quot;;4;IF([.R11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4]=&quot;r&quot;;4;IF([.T114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4]=&quot;r&quot;;5;IF([.V11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4]=&quot;r&quot;;5;IF([.X11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4]=&quot;r&quot;;5;IF([.Z11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4]=&quot;r&quot;;5;IF([.AB114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4]=&quot;r&quot;;5;IF([.AD114]=&quot;f&quot;;-1.25;0))" office:value-type="float" office:value="0" calcext:value-type="float">
            <text:p>0</text:p>
          </table:table-cell>
          <table:table-cell table:style-name="ce6" table:formula="of:=15+SUM([.C114:.AE114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5]=&quot;r&quot;;3;IF([.B1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5]=&quot;r&quot;;3;IF([.D1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5]=&quot;r&quot;;3;IF([.F1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5]=&quot;r&quot;;3;IF([.H1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5]=&quot;r&quot;;3;IF([.J115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5]=&quot;r&quot;;4;IF([.L1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5]=&quot;r&quot;;4;IF([.N1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5]=&quot;r&quot;;4;IF([.P1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5]=&quot;r&quot;;4;IF([.R1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5]=&quot;r&quot;;4;IF([.T115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5]=&quot;r&quot;;5;IF([.V1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5]=&quot;r&quot;;5;IF([.X1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5]=&quot;r&quot;;5;IF([.Z1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5]=&quot;r&quot;;5;IF([.AB115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5]=&quot;r&quot;;5;IF([.AD115]=&quot;f&quot;;-1.25;0))" office:value-type="float" office:value="0" calcext:value-type="float">
            <text:p>0</text:p>
          </table:table-cell>
          <table:table-cell table:style-name="ce6" table:formula="of:=15+SUM([.C115:.AE115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6]=&quot;r&quot;;3;IF([.B1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6]=&quot;r&quot;;3;IF([.D1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6]=&quot;r&quot;;3;IF([.F1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6]=&quot;r&quot;;3;IF([.H1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6]=&quot;r&quot;;3;IF([.J116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6]=&quot;r&quot;;4;IF([.L1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6]=&quot;r&quot;;4;IF([.N1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6]=&quot;r&quot;;4;IF([.P1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6]=&quot;r&quot;;4;IF([.R1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6]=&quot;r&quot;;4;IF([.T116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6]=&quot;r&quot;;5;IF([.V1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6]=&quot;r&quot;;5;IF([.X1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6]=&quot;r&quot;;5;IF([.Z1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6]=&quot;r&quot;;5;IF([.AB116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6]=&quot;r&quot;;5;IF([.AD116]=&quot;f&quot;;-1.25;0))" office:value-type="float" office:value="0" calcext:value-type="float">
            <text:p>0</text:p>
          </table:table-cell>
          <table:table-cell table:style-name="ce6" table:formula="of:=15+SUM([.C116:.AE116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7]=&quot;r&quot;;3;IF([.B1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7]=&quot;r&quot;;3;IF([.D1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7]=&quot;r&quot;;3;IF([.F1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7]=&quot;r&quot;;3;IF([.H1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7]=&quot;r&quot;;3;IF([.J117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7]=&quot;r&quot;;4;IF([.L1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7]=&quot;r&quot;;4;IF([.N1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7]=&quot;r&quot;;4;IF([.P1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7]=&quot;r&quot;;4;IF([.R1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7]=&quot;r&quot;;4;IF([.T117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7]=&quot;r&quot;;5;IF([.V1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7]=&quot;r&quot;;5;IF([.X1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7]=&quot;r&quot;;5;IF([.Z1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7]=&quot;r&quot;;5;IF([.AB117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7]=&quot;r&quot;;5;IF([.AD117]=&quot;f&quot;;-1.25;0))" office:value-type="float" office:value="0" calcext:value-type="float">
            <text:p>0</text:p>
          </table:table-cell>
          <table:table-cell table:style-name="ce6" table:formula="of:=15+SUM([.C117:.AE117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8]=&quot;r&quot;;3;IF([.B1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8]=&quot;r&quot;;3;IF([.D1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8]=&quot;r&quot;;3;IF([.F1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8]=&quot;r&quot;;3;IF([.H1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8]=&quot;r&quot;;3;IF([.J118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8]=&quot;r&quot;;4;IF([.L1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8]=&quot;r&quot;;4;IF([.N1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8]=&quot;r&quot;;4;IF([.P1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8]=&quot;r&quot;;4;IF([.R1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8]=&quot;r&quot;;4;IF([.T118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8]=&quot;r&quot;;5;IF([.V1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8]=&quot;r&quot;;5;IF([.X1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8]=&quot;r&quot;;5;IF([.Z1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8]=&quot;r&quot;;5;IF([.AB118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8]=&quot;r&quot;;5;IF([.AD118]=&quot;f&quot;;-1.25;0))" office:value-type="float" office:value="0" calcext:value-type="float">
            <text:p>0</text:p>
          </table:table-cell>
          <table:table-cell table:style-name="ce6" table:formula="of:=15+SUM([.C118:.AE118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19]=&quot;r&quot;;3;IF([.B1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9]=&quot;r&quot;;3;IF([.D1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9]=&quot;r&quot;;3;IF([.F1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9]=&quot;r&quot;;3;IF([.H1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19]=&quot;r&quot;;3;IF([.J119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19]=&quot;r&quot;;4;IF([.L1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19]=&quot;r&quot;;4;IF([.N1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19]=&quot;r&quot;;4;IF([.P1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9]=&quot;r&quot;;4;IF([.R1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19]=&quot;r&quot;;4;IF([.T119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19]=&quot;r&quot;;5;IF([.V1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19]=&quot;r&quot;;5;IF([.X1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19]=&quot;r&quot;;5;IF([.Z1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19]=&quot;r&quot;;5;IF([.AB119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19]=&quot;r&quot;;5;IF([.AD119]=&quot;f&quot;;-1.25;0))" office:value-type="float" office:value="0" calcext:value-type="float">
            <text:p>0</text:p>
          </table:table-cell>
          <table:table-cell table:style-name="ce6" table:formula="of:=15+SUM([.C119:.AE119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20]=&quot;r&quot;;3;IF([.B1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20]=&quot;r&quot;;3;IF([.D1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20]=&quot;r&quot;;3;IF([.F1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20]=&quot;r&quot;;3;IF([.H1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20]=&quot;r&quot;;3;IF([.J120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20]=&quot;r&quot;;4;IF([.L1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20]=&quot;r&quot;;4;IF([.N1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20]=&quot;r&quot;;4;IF([.P1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20]=&quot;r&quot;;4;IF([.R1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20]=&quot;r&quot;;4;IF([.T120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20]=&quot;r&quot;;5;IF([.V1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20]=&quot;r&quot;;5;IF([.X1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20]=&quot;r&quot;;5;IF([.Z1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20]=&quot;r&quot;;5;IF([.AB120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20]=&quot;r&quot;;5;IF([.AD120]=&quot;f&quot;;-1.25;0))" office:value-type="float" office:value="0" calcext:value-type="float">
            <text:p>0</text:p>
          </table:table-cell>
          <table:table-cell table:style-name="ce6" table:formula="of:=15+SUM([.C120:.AE120])"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 table:style-name="ce6"/>
          <table:table-cell table:style-name="ce8"/>
          <table:table-cell table:style-name="ce6" table:formula="of:=IF([.B121]=&quot;r&quot;;3;IF([.B1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21]=&quot;r&quot;;3;IF([.D1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21]=&quot;r&quot;;3;IF([.F1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21]=&quot;r&quot;;3;IF([.H1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J121]=&quot;r&quot;;3;IF([.J121]=&quot;f&quot;;-0.75;0))" office:value-type="float" office:value="0" calcext:value-type="float">
            <text:p>0</text:p>
          </table:table-cell>
          <table:table-cell table:style-name="ce11"/>
          <table:table-cell table:style-name="ce6" table:formula="of:=IF([.L121]=&quot;r&quot;;4;IF([.L1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N121]=&quot;r&quot;;4;IF([.N1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P121]=&quot;r&quot;;4;IF([.P1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21]=&quot;r&quot;;4;IF([.R1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T121]=&quot;r&quot;;4;IF([.T121]=&quot;f&quot;;-1;0))" office:value-type="float" office:value="0" calcext:value-type="float">
            <text:p>0</text:p>
          </table:table-cell>
          <table:table-cell table:style-name="ce12"/>
          <table:table-cell table:style-name="ce6" table:formula="of:=IF([.V121]=&quot;r&quot;;5;IF([.V1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X121]=&quot;r&quot;;5;IF([.X1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Z121]=&quot;r&quot;;5;IF([.Z1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B121]=&quot;r&quot;;5;IF([.AB121]=&quot;f&quot;;-1.25;0))" office:value-type="float" office:value="0" calcext:value-type="float">
            <text:p>0</text:p>
          </table:table-cell>
          <table:table-cell table:style-name="ce12"/>
          <table:table-cell table:style-name="ce6" table:formula="of:=IF([.AD121]=&quot;r&quot;;5;IF([.AD121]=&quot;f&quot;;-1.25;0))" office:value-type="float" office:value="0" calcext:value-type="float">
            <text:p>0</text:p>
          </table:table-cell>
          <table:table-cell table:style-name="ce6" table:formula="of:=15+SUM([.C121:.AE121])" office:value-type="float" office:value="15" calcext:value-type="float">
            <text:p>15</text:p>
          </table:table-cell>
          <table:table-cell table:number-columns-repeated="992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4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.00.0000</text:date>, <text:time style:data-style-name="N2" text:time-value="00:55:15.9682167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3-16T20:21:42</meta:creation-date>
    <dc:creator>Heike </dc:creator>
    <dc:date>2017-04-03T00:55:30.504577512</dc:date>
    <meta:editing-duration>PT1M39S</meta:editing-duration>
    <meta:editing-cycles>2</meta:editing-cycles>
    <meta:generator>LibreOffice/4.3.3.2$Linux_X86_64 LibreOffice_project/430m0$Build-2</meta:generator>
    <meta:document-statistic meta:table-count="3" meta:cell-count="2019" meta:object-count="0"/>
  </office:meta>
</office:document-meta>
</file>